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26cm"/>
    </style:style>
    <style:style style:name="co3" style:family="table-column">
      <style:table-column-properties fo:break-before="auto" style:column-width="1.321cm"/>
    </style:style>
    <style:style style:name="co4" style:family="table-column">
      <style:table-column-properties fo:break-before="auto" style:column-width="8.837cm"/>
    </style:style>
    <style:style style:name="co5" style:family="table-column">
      <style:table-column-properties fo:break-before="auto" style:column-width="6.576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3.254cm"/>
    </style:style>
    <style:style style:name="co8" style:family="table-column">
      <style:table-column-properties fo:break-before="auto" style:column-width="3.043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3.969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122cm"/>
    </style:style>
    <style:style style:name="co13" style:family="table-column">
      <style:table-column-properties fo:break-before="auto" style:column-width="1.356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2.087cm"/>
    </style:style>
    <style:style style:name="co16" style:family="table-column">
      <style:table-column-properties fo:break-before="auto" style:column-width="2.956cm"/>
    </style:style>
    <style:style style:name="co17" style:family="table-column">
      <style:table-column-properties fo:break-before="auto" style:column-width="2.275cm"/>
    </style:style>
    <style:style style:name="co18" style:family="table-column">
      <style:table-column-properties fo:break-before="auto" style:column-width="3.166cm"/>
    </style:style>
    <style:style style:name="co19" style:family="table-column">
      <style:table-column-properties fo:break-before="auto" style:column-width="2.11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64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6666ff"/>
    </style:style>
    <style:style style:name="ce7" style:family="table-cell" style:parent-style-name="Default" style:data-style-name="N0">
      <style:table-cell-properties fo:background-color="#ffd7d7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color="#6666ff"/>
    </style:style>
    <style:style style:name="ce1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ff"/>
    </style:style>
    <style:style style:name="ce1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3333" fo:font-size="8pt" style:font-size-asian="8pt" style:font-size-complex="8pt"/>
    </style:style>
    <style:style style:name="ce1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99ff66" fo:font-size="8pt" style:font-size-asian="8pt" style:font-size-complex="8pt"/>
    </style:style>
    <style:style style:name="ce1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fo:wrap-option="wrap" style:vertical-align="automatic"/>
    </style:style>
    <style:style style:name="ce22" style:family="table-cell" style:parent-style-name="Default" style:data-style-name="N0">
      <style:table-cell-properties fo:background-color="#ffd7d7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ff" fo:font-weight="bold" style:font-weight-asian="bold" style:font-weight-complex="bold"/>
    </style:style>
    <style:style style:name="ce24" style:family="table-cell" style:parent-style-name="Excel_5f_BuiltIn_5f_Percent" style:data-style-name="N107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6666ff"/>
    </style:style>
    <style:style style:name="ce25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ff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ff" fo:font-size="8pt" style:font-size-asian="8pt" style:font-size-complex="8pt"/>
    </style:style>
    <style:style style:name="ce27" style:family="table-cell" style:parent-style-name="Default" style:data-style-name="N112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6666ff" fo:font-size="8pt" style:font-size-asian="8pt" style:font-size-complex="8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6666ff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6666ff" fo:font-weight="bold" style:font-weight-asian="bold" style:font-weight-complex="bold"/>
    </style:style>
    <style:style style:name="ce35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6666ff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6666ff"/>
    </style:style>
    <style:style style:name="ce37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6666ff" fo:font-size="8pt" style:font-size-asian="8pt" style:font-size-complex="8pt"/>
    </style:style>
    <style:style style:name="ce38" style:family="table-cell" style:parent-style-name="Default" style:data-style-name="N112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color="#6666ff"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ackground-color="transparent" fo:wrap-option="wrap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</style:style>
    <style:style style:name="ce4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 style:data-style-name="N108">
      <style:text-properties fo:font-size="8pt" style:font-size-asian="8pt" style:font-size-complex="8pt"/>
    </style:style>
    <style:style style:name="ce49" style:family="table-cell" style:parent-style-name="Default" style:data-style-name="N108">
      <style:text-properties fo:color="#6666ff" fo:font-size="8pt" style:font-size-asian="8pt" style:font-size-complex="8pt"/>
    </style:style>
    <style:style style:name="ce50" style:family="table-cell" style:parent-style-name="Default" style:data-style-name="N109"/>
    <style:style style:name="ce51" style:family="table-cell" style:parent-style-name="Default" style:data-style-name="N109">
      <style:text-properties fo:color="#6666ff" fo:font-size="13pt" fo:font-weight="bold" style:font-size-asian="13pt" style:font-weight-asian="bold" style:font-size-complex="13pt" style:font-weight-complex="bold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ext-properties fo:font-style="italic" style:font-style-asian="italic" style:font-style-complex="italic"/>
    </style:style>
    <style:style style:name="ce55" style:family="table-cell" style:parent-style-name="Default" style:data-style-name="N110">
      <style:table-cell-properties style:text-align-source="fix" style:repeat-content="false" fo:wrap-option="wrap" style:vertical-align="automatic"/>
      <style:paragraph-properties fo:text-align="center"/>
    </style:style>
    <style:style style:name="ce5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108"/>
    <style:style style:name="ce58" style:family="table-cell" style:parent-style-name="Default" style:data-style-name="N106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06"/>
    <style:style style:name="ce60" style:family="table-cell" style:parent-style-name="Default" style:data-style-name="N106">
      <style:text-properties fo:color="#6666ff" fo:font-size="8pt" style:font-size-asian="8pt" style:font-size-complex="8pt"/>
    </style:style>
    <style:style style:name="ce61" style:family="table-cell" style:parent-style-name="Default" style:data-style-name="N106">
      <style:text-properties fo:font-weight="bold" style:font-weight-asian="bold" style:font-weight-complex="bold"/>
    </style:style>
    <style:style style:name="ce62" style:family="table-cell" style:parent-style-name="Default" style:data-style-name="N106">
      <style:text-properties fo:color="#6666ff"/>
    </style:style>
    <style:style style:name="ce63" style:family="table-cell" style:parent-style-name="Default" style:data-style-name="N106">
      <style:text-properties fo:color="#6666ff"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 style:data-style-name="N106">
      <style:table-cell-properties fo:background-color="transparent"/>
      <style:text-properties fo:color="#6666ff" fo:font-size="8pt" style:font-size-asian="8pt" style:font-size-complex="8pt"/>
    </style:style>
    <style:style style:name="ce66" style:family="table-cell" style:parent-style-name="Default" style:data-style-name="N106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Default" style:data-style-name="N106">
      <style:table-cell-properties fo:background-color="transparent"/>
    </style:style>
    <style:style style:name="ce68" style:family="table-cell" style:parent-style-name="Default" style:data-style-name="N106">
      <style:table-cell-properties fo:background-color="transparent"/>
      <style:text-properties fo:color="#6666ff"/>
    </style:style>
    <style:style style:name="ce69" style:family="table-cell" style:parent-style-name="Default" style:data-style-name="N106">
      <style:table-cell-properties fo:background-color="transparent"/>
      <style:text-properties fo:color="#6666ff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/>
      <table:table table:name="initialisation_distribution_per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9"/>
        <table:table-column table:style-name="co4" table:default-cell-style-name="ce18"/>
        <table:table-column table:style-name="co5" table:default-cell-style-name="ce18"/>
        <table:table-column table:style-name="co6" table:default-cell-style-name="ce40"/>
        <table:table-column table:style-name="co7" table:default-cell-style-name="ce1"/>
        <table:table-column table:style-name="co8" table:default-cell-style-name="ce1"/>
        <table:table-column table:style-name="co9" table:default-cell-style-name="ce59"/>
        <table:table-column table:style-name="co10" table:default-cell-style-name="ce59"/>
        <table:table-column table:style-name="co11" table:default-cell-style-name="ce1"/>
        <table:table-column table:style-name="co12" table:default-cell-style-name="ce1"/>
        <table:table-column table:style-name="co13" table:default-cell-style-name="ce9"/>
        <table:table-column table:style-name="co14" table:number-columns-repeated="4" table:default-cell-style-name="ce1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9"/>
        <table:table-column table:style-name="co17" table:number-columns-repeated="981" table:default-cell-style-name="ce1"/>
        <table:table-column table:style-name="co19" table:default-cell-style-name="ce1"/>
        <table:table-column table:style-name="co17" table:number-columns-repeated="3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19" table:number-columns-repeated="2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2" table:default-cell-style-name="Default"/>
        <table:table-column table:style-name="co19" table:number-columns-repeated="2" table:default-cell-style-name="Default"/>
        <table:table-row table:style-name="ro1">
          <table:table-cell table:style-name="Default"/>
          <table:table-cell table:style-name="ce7" table:number-columns-repeated="3"/>
          <table:table-cell table:style-name="ce8"/>
          <table:table-cell table:style-name="ce7" office:value-type="string">
            <text:p>higherProp/statistics</text:p>
          </table:table-cell>
          <table:table-cell table:style-name="ce22"/>
          <table:table-cell table:style-name="ce33"/>
          <table:table-cell table:style-name="ce7" office:value-type="string">
            <text:p>initialisation_distribution_per_cat_2002_2008.csv</text:p>
          </table:table-cell>
          <table:table-cell table:style-name="ce7" table:number-columns-repeated="5"/>
          <table:table-cell table:style-name="ce8"/>
          <table:table-cell table:style-name="ce7" office:value-type="string">
            <text:p>ValueOpinion2002_bycateg_conso.csv</text:p>
          </table:table-cell>
          <table:table-cell table:style-name="ce7" table:number-columns-repeated="3"/>
          <table:table-cell/>
          <table:table-cell table:style-name="ce7" office:value-type="string">
            <text:p>higherProp/statistics</text:p>
          </table:table-cell>
          <table:table-cell table:style-name="ce7" table:number-columns-repeated="2"/>
          <table:table-cell table:style-name="ce8"/>
          <table:table-cell table:style-name="ce7" office:value-type="string">
            <text:p>initstats/statistics</text:p>
          </table:table-cell>
          <table:table-cell table:style-name="ce7" table:number-columns-repeated="981"/>
          <table:table-cell table:number-columns-repeated="18"/>
        </table:table-row>
        <table:table-row table:style-name="ro2">
          <table:table-cell/>
          <table:table-cell office:value-type="string">
            <text:p>Sex</text:p>
          </table:table-cell>
          <table:table-cell office:value-type="string">
            <text:p>Age</text:p>
          </table:table-cell>
          <table:table-cell office:value-type="string">
            <text:p>Edu</text:p>
          </table:table-cell>
          <table:table-cell/>
          <table:table-cell table:style-name="Default" office:value-type="string">
            <text:p>nb agents</text:p>
          </table:table-cell>
          <table:table-cell table:style-name="ce23" office:value-type="string">
            <text:p>distribution pop synthétique</text:p>
          </table:table-cell>
          <table:table-cell table:style-name="ce34"/>
          <table:table-cell office:value-type="string">
            <text:p>N_2002</text:p>
          </table:table-cell>
          <table:table-cell office:value-type="string">
            <text:p>N_2008</text:p>
          </table:table-cell>
          <table:table-cell table:style-name="Default" office:value-type="string">
            <text:p>conso_5_2002</text:p>
          </table:table-cell>
          <table:table-cell table:style-name="Default" office:value-type="string">
            <text:p>conso_5_2008</text:p>
          </table:table-cell>
          <table:table-cell table:style-name="Default" office:value-type="string">
            <text:p>habit_constraint</text:p>
          </table:table-cell>
          <table:table-cell table:style-name="Default" office:value-type="string">
            <text:p>budget_constraint</text:p>
          </table:table-cell>
          <table:table-cell table:style-name="ce64"/>
          <table:table-cell table:style-name="Default" office:value-type="string">
            <text:p>Healthy_moy_opi</text:p>
          </table:table-cell>
          <table:table-cell table:style-name="Default" office:value-type="string">
            <text:p>Unhealthy_moy_opi</text:p>
          </table:table-cell>
          <table:table-cell table:style-name="Default" office:value-type="string">
            <text:p>Healthy_median_opi</text:p>
          </table:table-cell>
          <table:table-cell table:style-name="Default" office:value-type="string">
            <text:p>Unhealthy_median_opi</text:p>
          </table:table-cell>
          <table:table-cell/>
          <table:table-cell table:style-name="Default" office:value-type="string">
            <text:p>nb agents</text:p>
          </table:table-cell>
          <table:table-cell table:style-name="Default" office:value-type="string">
            <text:p>avg % different day cell</text:p>
          </table:table-cell>
          <table:table-cell table:style-name="Default" office:value-type="string">
            <text:p>avg % different evening cell</text:p>
          </table:table-cell>
          <table:table-cell/>
          <table:table-cell table:style-name="Default" office:value-type="string">
            <text:p>healthy</text:p>
          </table:table-cell>
          <table:table-cell table:style-name="Default" office:value-type="string">
            <text:p>opinionAvg</text:p>
          </table:table-cell>
          <table:table-cell table:style-name="Default" office:value-type="string">
            <text:p>opinionMed</text:p>
          </table:table-cell>
          <table:table-cell table:style-name="Default" office:value-type="string">
            <text:p>healthyAvgOpinion</text:p>
          </table:table-cell>
          <table:table-cell table:style-name="Default" office:value-type="string">
            <text:p>healthyMedOpinion</text:p>
          </table:table-cell>
          <table:table-cell table:style-name="Default" office:value-type="string">
            <text:p>unhealthyAvgOpinion</text:p>
          </table:table-cell>
          <table:table-cell table:style-name="Default" office:value-type="string">
            <text:p>unhealthyMedOpinion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table:number-columns-repeated="4" office:value-type="float" office:value="1">
            <text:p>1</text:p>
          </table:table-cell>
          <table:table-cell/>
          <table:table-cell table:style-name="Default" office:value-type="float" office:value="493871">
            <text:p>493871</text:p>
          </table:table-cell>
          <table:table-cell table:style-name="ce24" table:formula="of:=[.F3]/[.$F$21]" office:value-type="percentage" office:value="0.0563207600316482">
            <text:p>5,632%</text:p>
          </table:table-cell>
          <table:table-cell table:style-name="ce24"/>
          <table:table-cell table:style-name="Default" office:value-type="float" office:value="52">
            <text:p>52</text:p>
          </table:table-cell>
          <table:table-cell table:style-name="Default" office:value-type="float" office:value="148">
            <text:p>148</text:p>
          </table:table-cell>
          <table:table-cell table:style-name="Default" office:value-type="float" office:value="0.0192307692307692">
            <text:p>0,0192307692</text:p>
          </table:table-cell>
          <table:table-cell table:style-name="Default" office:value-type="float" office:value="0.027027027027027">
            <text:p>0,027027027</text:p>
          </table:table-cell>
          <table:table-cell table:style-name="Default" office:value-type="float" office:value="0.526785714285714">
            <text:p>0,5267857143</text:p>
          </table:table-cell>
          <table:table-cell table:style-name="Default" office:value-type="float" office:value="0.536">
            <text:p>0,536</text:p>
          </table:table-cell>
          <table:table-cell table:style-name="ce64"/>
          <table:table-cell table:style-name="Default" office:value-type="float" office:value="0.632455532">
            <text:p>0,632455532</text:p>
          </table:table-cell>
          <table:table-cell table:style-name="Default" office:value-type="float" office:value="0.538407703">
            <text:p>0,538407703</text:p>
          </table:table-cell>
          <table:table-cell table:style-name="Default" office:value-type="float" office:value="0.632455532">
            <text:p>0,632455532</text:p>
          </table:table-cell>
          <table:table-cell table:style-name="Default" office:value-type="float" office:value="0.447213595">
            <text:p>0,447213595</text:p>
          </table:table-cell>
          <table:table-cell/>
          <table:table-cell table:style-name="Default" office:value-type="float" office:value="493871">
            <text:p>493871</text:p>
          </table:table-cell>
          <table:table-cell table:style-name="Default" office:value-type="float" office:value="0.859690283495082">
            <text:p>0,8596902835</text:p>
          </table:table-cell>
          <table:table-cell table:style-name="Default" office:value-type="float" office:value="0.695029201282655">
            <text:p>0,6950292013</text:p>
          </table:table-cell>
          <table:table-cell/>
          <table:table-cell table:style-name="Default" office:value-type="float" office:value="0.0189685160699858">
            <text:p>0,0189685161</text:p>
          </table:table-cell>
          <table:table-cell table:style-name="Default" office:value-type="float" office:value="0.40419927862742">
            <text:p>0,4041992786</text:p>
          </table:table-cell>
          <table:table-cell table:style-name="Default" office:value-type="float" office:value="0.300000011920928">
            <text:p>0,3000000119</text:p>
          </table:table-cell>
          <table:table-cell table:number-columns-repeated="2" table:style-name="Default" office:value-type="float" office:value="0.5">
            <text:p>0,5</text:p>
          </table:table-cell>
          <table:table-cell table:style-name="Default" office:value-type="float" office:value="0.402346945086">
            <text:p>0,4023469451</text:p>
          </table:table-cell>
          <table:table-cell table:style-name="Default" office:value-type="float" office:value="0.300000011920928">
            <text:p>0,3000000119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office:value-type="float" office:value="496964">
            <text:p>496964</text:p>
          </table:table-cell>
          <table:table-cell table:style-name="ce24" table:formula="of:=[.F4]/[.$F$21]" office:value-type="percentage" office:value="0.0566734839429082">
            <text:p>5,667%</text:p>
          </table:table-cell>
          <table:table-cell table:style-name="ce24"/>
          <table:table-cell table:style-name="Default" office:value-type="float" office:value="97">
            <text:p>97</text:p>
          </table:table-cell>
          <table:table-cell table:style-name="Default" office:value-type="float" office:value="223">
            <text:p>223</text:p>
          </table:table-cell>
          <table:table-cell table:style-name="Default" office:value-type="float" office:value="0.0309278350515464">
            <text:p>0,0309278351</text:p>
          </table:table-cell>
          <table:table-cell table:style-name="Default" office:value-type="float" office:value="0.0493273542600897">
            <text:p>0,0493273543</text:p>
          </table:table-cell>
          <table:table-cell table:style-name="Default" office:value-type="float" office:value="0.58411214953271">
            <text:p>0,5841121495</text:p>
          </table:table-cell>
          <table:table-cell table:style-name="Default" office:value-type="float" office:value="0.558441558441558">
            <text:p>0,5584415584</text:p>
          </table:table-cell>
          <table:table-cell table:style-name="ce64"/>
          <table:table-cell table:style-name="Default" office:value-type="float" office:value="0.508960908">
            <text:p>0,508960908</text:p>
          </table:table-cell>
          <table:table-cell table:style-name="Default" office:value-type="float" office:value="0.550111796">
            <text:p>0,550111796</text:p>
          </table:table-cell>
          <table:table-cell table:number-columns-repeated="2" table:style-name="Default" office:value-type="float" office:value="0.447213595">
            <text:p>0,447213595</text:p>
          </table:table-cell>
          <table:table-cell/>
          <table:table-cell table:style-name="Default" office:value-type="float" office:value="496964">
            <text:p>496964</text:p>
          </table:table-cell>
          <table:table-cell table:style-name="Default" office:value-type="float" office:value="0.827006181534276">
            <text:p>0,8270061815</text:p>
          </table:table-cell>
          <table:table-cell table:style-name="Default" office:value-type="float" office:value="0.618369707530793">
            <text:p>0,6183697075</text:p>
          </table:table-cell>
          <table:table-cell/>
          <table:table-cell table:style-name="Default" office:value-type="float" office:value="0.0309780990172326">
            <text:p>0,030978099</text:p>
          </table:table-cell>
          <table:table-cell table:style-name="Default" office:value-type="float" office:value="0.417056771321833">
            <text:p>0,4170567713</text:p>
          </table:table-cell>
          <table:table-cell table:style-name="Default" office:value-type="float" office:value="0.300000011920928">
            <text:p>0,3000000119</text:p>
          </table:table-cell>
          <table:table-cell table:style-name="Default" office:value-type="float" office:value="0.36699578577762">
            <text:p>0,3669957858</text:p>
          </table:table-cell>
          <table:table-cell table:style-name="Default" office:value-type="float" office:value="0.300000011920928">
            <text:p>0,3000000119</text:p>
          </table:table-cell>
          <table:table-cell table:style-name="Default" office:value-type="float" office:value="0.418657141928027">
            <text:p>0,4186571419</text:p>
          </table:table-cell>
          <table:table-cell table:style-name="Default" office:value-type="float" office:value="0.300000011920928">
            <text:p>0,3000000119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Default" office:value-type="float" office:value="199476">
            <text:p>199476</text:p>
          </table:table-cell>
          <table:table-cell table:style-name="ce24" table:formula="of:=[.F5]/[.$F$21]" office:value-type="percentage" office:value="0.0227481263894277">
            <text:p>2,275%</text:p>
          </table:table-cell>
          <table:table-cell table:style-name="ce24"/>
          <table:table-cell table:style-name="Default" office:value-type="float" office:value="84">
            <text:p>84</text:p>
          </table:table-cell>
          <table:table-cell table:style-name="Default" office:value-type="float" office:value="137">
            <text:p>137</text:p>
          </table:table-cell>
          <table:table-cell table:style-name="Default" office:value-type="float" office:value="0.0357142857142857">
            <text:p>0,0357142857</text:p>
          </table:table-cell>
          <table:table-cell table:style-name="Default" office:value-type="float" office:value="0.072992700729927">
            <text:p>0,0729927007</text:p>
          </table:table-cell>
          <table:table-cell table:style-name="Default" office:value-type="float" office:value="0.654545454545455">
            <text:p>0,6545454545</text:p>
          </table:table-cell>
          <table:table-cell table:style-name="Default" office:value-type="float" office:value="0.611464968152866">
            <text:p>0,6114649682</text:p>
          </table:table-cell>
          <table:table-cell table:style-name="ce64"/>
          <table:table-cell table:style-name="Default" office:value-type="float" office:value="0.802350734">
            <text:p>0,802350734</text:p>
          </table:table-cell>
          <table:table-cell table:style-name="Default" office:value-type="float" office:value="0.557682659">
            <text:p>0,557682659</text:p>
          </table:table-cell>
          <table:table-cell table:style-name="Default" office:value-type="float" office:value="0.774596669">
            <text:p>0,774596669</text:p>
          </table:table-cell>
          <table:table-cell table:style-name="Default" office:value-type="float" office:value="0.447213595">
            <text:p>0,447213595</text:p>
          </table:table-cell>
          <table:table-cell/>
          <table:table-cell table:style-name="Default" office:value-type="float" office:value="199476">
            <text:p>199476</text:p>
          </table:table-cell>
          <table:table-cell table:style-name="Default" office:value-type="float" office:value="0.90014036776354">
            <text:p>0,9001403678</text:p>
          </table:table-cell>
          <table:table-cell table:style-name="Default" office:value-type="float" office:value="0.674630197784863">
            <text:p>0,6746301978</text:p>
          </table:table-cell>
          <table:table-cell/>
          <table:table-cell table:style-name="Default" office:value-type="float" office:value="0.0354478734283823">
            <text:p>0,0354478734</text:p>
          </table:table-cell>
          <table:table-cell table:style-name="Default" office:value-type="float" office:value="0.431381221026194">
            <text:p>0,431381221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700084841701505">
            <text:p>0,7000848417</text:p>
          </table:table-cell>
          <table:table-cell table:style-name="Default" office:value-type="float" office:value="0.699999988079071">
            <text:p>0,6999999881</text:p>
          </table:table-cell>
          <table:table-cell table:style-name="Default" office:value-type="float" office:value="0.421506200617185">
            <text:p>0,4215062006</text:p>
          </table:table-cell>
          <table:table-cell table:style-name="Default" office:value-type="float" office:value="0.300000011920928">
            <text:p>0,3000000119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077670">
            <text:p>1077670</text:p>
          </table:table-cell>
          <table:table-cell table:style-name="ce24" table:formula="of:=[.F6]/[.$F$21]" office:value-type="percentage" office:value="0.122896856594751">
            <text:p>12,290%</text:p>
          </table:table-cell>
          <table:table-cell table:style-name="ce24"/>
          <table:table-cell table:style-name="Default" office:value-type="float" office:value="241">
            <text:p>241</text:p>
          </table:table-cell>
          <table:table-cell table:style-name="Default" office:value-type="float" office:value="355">
            <text:p>355</text:p>
          </table:table-cell>
          <table:table-cell table:style-name="Default" office:value-type="float" office:value="0.0497925311203319">
            <text:p>0,0497925311</text:p>
          </table:table-cell>
          <table:table-cell table:style-name="Default" office:value-type="float" office:value="0.0816901408450704">
            <text:p>0,0816901408</text:p>
          </table:table-cell>
          <table:table-cell table:style-name="Default" office:value-type="float" office:value="0.6375">
            <text:p>0,6375</text:p>
          </table:table-cell>
          <table:table-cell table:style-name="Default" office:value-type="float" office:value="0.565011820330969">
            <text:p>0,5650118203</text:p>
          </table:table-cell>
          <table:table-cell table:style-name="ce64"/>
          <table:table-cell table:style-name="Default" office:value-type="float" office:value="0.640463943">
            <text:p>0,640463943</text:p>
          </table:table-cell>
          <table:table-cell table:style-name="Default" office:value-type="float" office:value="0.534451829">
            <text:p>0,534451829</text:p>
          </table:table-cell>
          <table:table-cell table:style-name="Default" office:value-type="float" office:value="0.632455532">
            <text:p>0,632455532</text:p>
          </table:table-cell>
          <table:table-cell table:style-name="Default" office:value-type="float" office:value="0.447213595">
            <text:p>0,447213595</text:p>
          </table:table-cell>
          <table:table-cell/>
          <table:table-cell table:style-name="Default" office:value-type="float" office:value="1077670">
            <text:p>1077670</text:p>
          </table:table-cell>
          <table:table-cell table:style-name="Default" office:value-type="float" office:value="0.771804726864439">
            <text:p>0,7718047269</text:p>
          </table:table-cell>
          <table:table-cell table:style-name="Default" office:value-type="float" office:value="0.469397434588819">
            <text:p>0,4693974346</text:p>
          </table:table-cell>
          <table:table-cell/>
          <table:table-cell table:style-name="Default" office:value-type="float" office:value="0.0499002477567344">
            <text:p>0,0499002478</text:p>
          </table:table-cell>
          <table:table-cell table:style-name="Default" office:value-type="float" office:value="0.402470148408654">
            <text:p>0,4024701484</text:p>
          </table:table-cell>
          <table:table-cell table:style-name="Default" office:value-type="float" office:value="0.300000011920928">
            <text:p>0,3000000119</text:p>
          </table:table-cell>
          <table:table-cell table:style-name="Default" office:value-type="float" office:value="0.51644227810357">
            <text:p>0,5164422781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396484211147104">
            <text:p>0,3964842111</text:p>
          </table:table-cell>
          <table:table-cell table:style-name="Default" office:value-type="float" office:value="0.300000011920928">
            <text:p>0,3000000119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style-name="Default" office:value-type="float" office:value="662407">
            <text:p>662407</text:p>
          </table:table-cell>
          <table:table-cell table:style-name="ce24" table:formula="of:=[.F7]/[.$F$21]" office:value-type="percentage" office:value="0.0755405069143238">
            <text:p>7,554%</text:p>
          </table:table-cell>
          <table:table-cell table:style-name="ce24"/>
          <table:table-cell table:style-name="Default" office:value-type="float" office:value="122">
            <text:p>122</text:p>
          </table:table-cell>
          <table:table-cell table:style-name="Default" office:value-type="float" office:value="225">
            <text:p>225</text:p>
          </table:table-cell>
          <table:table-cell table:style-name="Default" office:value-type="float" office:value="0.0737704918032787">
            <text:p>0,0737704918</text:p>
          </table:table-cell>
          <table:table-cell table:style-name="Default" office:value-type="float" office:value="0.111111111111111">
            <text:p>0,1111111111</text:p>
          </table:table-cell>
          <table:table-cell table:style-name="Default" office:value-type="float" office:value="0.83743842364532">
            <text:p>0,8374384236</text:p>
          </table:table-cell>
          <table:table-cell table:style-name="Default" office:value-type="float" office:value="0.476363636363636">
            <text:p>0,4763636364</text:p>
          </table:table-cell>
          <table:table-cell table:style-name="ce64"/>
          <table:table-cell table:style-name="Default" office:value-type="float" office:value="0.613299621">
            <text:p>0,613299621</text:p>
          </table:table-cell>
          <table:table-cell table:style-name="Default" office:value-type="float" office:value="0.567743453">
            <text:p>0,567743453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662407">
            <text:p>662407</text:p>
          </table:table-cell>
          <table:table-cell table:style-name="Default" office:value-type="float" office:value="0.815077135356359">
            <text:p>0,8150771354</text:p>
          </table:table-cell>
          <table:table-cell table:style-name="Default" office:value-type="float" office:value="0.536459658991123">
            <text:p>0,536459659</text:p>
          </table:table-cell>
          <table:table-cell/>
          <table:table-cell table:style-name="Default" office:value-type="float" office:value="0.0736495840170771">
            <text:p>0,073649584</text:p>
          </table:table-cell>
          <table:table-cell table:style-name="Default" office:value-type="float" office:value="0.440936315173502">
            <text:p>0,4409363152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99635141250788">
            <text:p>0,4996351413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3626945903754">
            <text:p>0,436269459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office:value-type="float" office:value="658465">
            <text:p>658465</text:p>
          </table:table-cell>
          <table:table-cell table:style-name="ce24" table:formula="of:=[.F8]/[.$F$21]" office:value-type="percentage" office:value="0.0750909635395463">
            <text:p>7,509%</text:p>
          </table:table-cell>
          <table:table-cell table:style-name="ce24"/>
          <table:table-cell table:style-name="Default" office:value-type="float" office:value="118">
            <text:p>118</text:p>
          </table:table-cell>
          <table:table-cell table:style-name="Default" office:value-type="float" office:value="180">
            <text:p>180</text:p>
          </table:table-cell>
          <table:table-cell table:style-name="Default" office:value-type="float" office:value="0.0593220338983051">
            <text:p>0,0593220339</text:p>
          </table:table-cell>
          <table:table-cell table:style-name="Default" office:value-type="float" office:value="0.166666666666667">
            <text:p>0,1666666667</text:p>
          </table:table-cell>
          <table:table-cell table:style-name="Default" office:value-type="float" office:value="0.829545454545455">
            <text:p>0,8295454545</text:p>
          </table:table-cell>
          <table:table-cell table:style-name="Default" office:value-type="float" office:value="0.433734939759036">
            <text:p>0,4337349398</text:p>
          </table:table-cell>
          <table:table-cell table:style-name="ce64"/>
          <table:table-cell table:style-name="Default" office:value-type="float" office:value="0.742692284">
            <text:p>0,742692284</text:p>
          </table:table-cell>
          <table:table-cell table:style-name="Default" office:value-type="float" office:value="0.5890652">
            <text:p>0,5890652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658465">
            <text:p>658465</text:p>
          </table:table-cell>
          <table:table-cell table:style-name="Default" office:value-type="float" office:value="0.85098904269779">
            <text:p>0,8509890427</text:p>
          </table:table-cell>
          <table:table-cell table:style-name="Default" office:value-type="float" office:value="0.438959499239392">
            <text:p>0,4389594992</text:p>
          </table:table-cell>
          <table:table-cell/>
          <table:table-cell table:style-name="Default" office:value-type="float" office:value="0.0593607860706339">
            <text:p>0,0593607861</text:p>
          </table:table-cell>
          <table:table-cell table:style-name="Default" office:value-type="float" office:value="0.473369883822924">
            <text:p>0,4733698838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641950000493503">
            <text:p>0,6419500005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62731322200938">
            <text:p>0,4627313222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299094">
            <text:p>299094</text:p>
          </table:table-cell>
          <table:table-cell table:style-name="ce24" table:formula="of:=[.F9]/[.$F$21]" office:value-type="percentage" office:value="0.0341085048543158">
            <text:p>3,411%</text:p>
          </table:table-cell>
          <table:table-cell table:style-name="ce24"/>
          <table:table-cell table:style-name="Default" office:value-type="float" office:value="95">
            <text:p>95</text:p>
          </table:table-cell>
          <table:table-cell table:style-name="Default" office:value-type="float" office:value="149">
            <text:p>149</text:p>
          </table:table-cell>
          <table:table-cell table:style-name="Default" office:value-type="float" office:value="0.147368421052632">
            <text:p>0,1473684211</text:p>
          </table:table-cell>
          <table:table-cell table:style-name="Default" office:value-type="float" office:value="0.174496644295302">
            <text:p>0,1744966443</text:p>
          </table:table-cell>
          <table:table-cell table:style-name="Default" office:value-type="float" office:value="0.578947368421053">
            <text:p>0,5789473684</text:p>
          </table:table-cell>
          <table:table-cell table:style-name="Default" office:value-type="float" office:value="0.531791907514451">
            <text:p>0,5317919075</text:p>
          </table:table-cell>
          <table:table-cell table:style-name="ce64"/>
          <table:table-cell table:style-name="Default" office:value-type="float" office:value="0.601825067">
            <text:p>0,601825067</text:p>
          </table:table-cell>
          <table:table-cell table:style-name="Default" office:value-type="float" office:value="0.566439421">
            <text:p>0,566439421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299094">
            <text:p>299094</text:p>
          </table:table-cell>
          <table:table-cell table:style-name="Default" office:value-type="float" office:value="0.707677185098999">
            <text:p>0,7076771851</text:p>
          </table:table-cell>
          <table:table-cell table:style-name="Default" office:value-type="float" office:value="0.647145044701665">
            <text:p>0,6471450447</text:p>
          </table:table-cell>
          <table:table-cell/>
          <table:table-cell table:style-name="Default" office:value-type="float" office:value="0.146331922405665">
            <text:p>0,1463319224</text:p>
          </table:table-cell>
          <table:table-cell table:style-name="Default" office:value-type="float" office:value="0.438087693523959">
            <text:p>0,4380876935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72138826124459">
            <text:p>0,4721388261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3225080231964">
            <text:p>0,4322508023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Default" office:value-type="float" office:value="182988">
            <text:p>182988</text:p>
          </table:table-cell>
          <table:table-cell table:style-name="ce24" table:formula="of:=[.F10]/[.$F$21]" office:value-type="percentage" office:value="0.0208678445113628">
            <text:p>2,087%</text:p>
          </table:table-cell>
          <table:table-cell table:style-name="ce24"/>
          <table:table-cell table:style-name="Default" office:value-type="float" office:value="31">
            <text:p>31</text:p>
          </table:table-cell>
          <table:table-cell table:style-name="Default" office:value-type="float" office:value="46">
            <text:p>46</text:p>
          </table:table-cell>
          <table:table-cell table:style-name="Default" office:value-type="float" office:value="0.032258064516129">
            <text:p>0,0322580645</text:p>
          </table:table-cell>
          <table:table-cell table:style-name="Default" office:value-type="float" office:value="0.239130434782609">
            <text:p>0,2391304348</text:p>
          </table:table-cell>
          <table:table-cell table:style-name="Default" office:value-type="float" office:value="0.863636363636364">
            <text:p>0,8636363636</text:p>
          </table:table-cell>
          <table:table-cell table:style-name="Default" office:value-type="float" office:value="0.466666666666667">
            <text:p>0,4666666667</text:p>
          </table:table-cell>
          <table:table-cell table:style-name="ce64"/>
          <table:table-cell table:style-name="Default" office:value-type="float" office:value="0.632455532">
            <text:p>0,632455532</text:p>
          </table:table-cell>
          <table:table-cell table:style-name="Default" office:value-type="float" office:value="0.56553515">
            <text:p>0,56553515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182988">
            <text:p>182988</text:p>
          </table:table-cell>
          <table:table-cell table:style-name="Default" office:value-type="float" office:value="0.828976763503617">
            <text:p>0,8289767635</text:p>
          </table:table-cell>
          <table:table-cell table:style-name="Default" office:value-type="float" office:value="0.793620893173323">
            <text:p>0,7936208932</text:p>
          </table:table-cell>
          <table:table-cell/>
          <table:table-cell table:style-name="Default" office:value-type="float" office:value="0.0331606444138413">
            <text:p>0,0331606444</text:p>
          </table:table-cell>
          <table:table-cell table:style-name="Default" office:value-type="float" office:value="0.429051088818681">
            <text:p>0,4290510888</text:p>
          </table:table-cell>
          <table:table-cell table:number-columns-repeated="3" table:style-name="Default" office:value-type="float" office:value="0.5">
            <text:p>0,5</text:p>
          </table:table-cell>
          <table:table-cell table:style-name="Default" office:value-type="float" office:value="0.426617683929192">
            <text:p>0,4266176839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Default" office:value-type="float" office:value="187662">
            <text:p>187662</text:p>
          </table:table-cell>
          <table:table-cell table:style-name="ce24" table:formula="of:=[.F11]/[.$F$21]" office:value-type="percentage" office:value="0.0214008647380777">
            <text:p>2,140%</text:p>
          </table:table-cell>
          <table:table-cell table:style-name="ce24"/>
          <table:table-cell table:style-name="Default" office:value-type="float" office:value="28">
            <text:p>28</text:p>
          </table:table-cell>
          <table:table-cell table:style-name="Default" office:value-type="float" office:value="34">
            <text:p>34</text:p>
          </table:table-cell>
          <table:table-cell table:style-name="Default" office:value-type="float" office:value="0.178571428571429">
            <text:p>0,1785714286</text:p>
          </table:table-cell>
          <table:table-cell table:style-name="Default" office:value-type="float" office:value="0.205882352941176">
            <text:p>0,2058823529</text:p>
          </table:table-cell>
          <table:table-cell table:style-name="Default" office:value-type="float" office:value="0.925">
            <text:p>0,925</text:p>
          </table:table-cell>
          <table:table-cell table:style-name="Default" office:value-type="float" office:value="0.294117647058824">
            <text:p>0,2941176471</text:p>
          </table:table-cell>
          <table:table-cell table:style-name="ce64"/>
          <table:table-cell table:style-name="Default" office:value-type="float" office:value="0.615215212">
            <text:p>0,615215212</text:p>
          </table:table-cell>
          <table:table-cell table:style-name="Default" office:value-type="float" office:value="0.517290734">
            <text:p>0,517290734</text:p>
          </table:table-cell>
          <table:table-cell table:style-name="Default" office:value-type="float" office:value="0.632455532">
            <text:p>0,632455532</text:p>
          </table:table-cell>
          <table:table-cell table:style-name="Default" office:value-type="float" office:value="0.447213595">
            <text:p>0,447213595</text:p>
          </table:table-cell>
          <table:table-cell/>
          <table:table-cell table:style-name="Default" office:value-type="float" office:value="187662">
            <text:p>187662</text:p>
          </table:table-cell>
          <table:table-cell table:style-name="Default" office:value-type="float" office:value="0.641556095533459">
            <text:p>0,6415560955</text:p>
          </table:table-cell>
          <table:table-cell table:style-name="Default" office:value-type="float" office:value="0.524445279278703">
            <text:p>0,5244452793</text:p>
          </table:table-cell>
          <table:table-cell/>
          <table:table-cell table:style-name="Default" office:value-type="float" office:value="0.176855197109697">
            <text:p>0,1768551971</text:p>
          </table:table-cell>
          <table:table-cell table:style-name="Default" office:value-type="float" office:value="0.399642980319048">
            <text:p>0,3996429803</text:p>
          </table:table-cell>
          <table:table-cell table:style-name="Default" office:value-type="float" office:value="0.300000011920928">
            <text:p>0,3000000119</text:p>
          </table:table-cell>
          <table:table-cell table:style-name="Default" office:value-type="float" office:value="0.500162704500832">
            <text:p>0,5001627045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37804600786516">
            <text:p>0,3780460079</text:p>
          </table:table-cell>
          <table:table-cell table:style-name="Default" office:value-type="float" office:value="0.300000011920928">
            <text:p>0,3000000119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office:value-type="float" office:value="501631">
            <text:p>501631</text:p>
          </table:table-cell>
          <table:table-cell table:style-name="ce24" table:formula="of:=[.F12]/[.$F$21]" office:value-type="percentage" office:value="0.0572057058937166">
            <text:p>5,721%</text:p>
          </table:table-cell>
          <table:table-cell table:style-name="ce24"/>
          <table:table-cell table:style-name="Default" office:value-type="float" office:value="66">
            <text:p>66</text:p>
          </table:table-cell>
          <table:table-cell table:style-name="Default" office:value-type="float" office:value="110">
            <text:p>110</text:p>
          </table:table-cell>
          <table:table-cell table:style-name="Default" office:value-type="float" office:value="0.0303030303030303">
            <text:p>0,0303030303</text:p>
          </table:table-cell>
          <table:table-cell table:style-name="Default" office:value-type="float" office:value="0.0363636363636364">
            <text:p>0,0363636364</text:p>
          </table:table-cell>
          <table:table-cell table:style-name="Default" office:value-type="float" office:value="0.716981132075472">
            <text:p>0,7169811321</text:p>
          </table:table-cell>
          <table:table-cell table:style-name="Default" office:value-type="float" office:value="0.726495726495726">
            <text:p>0,7264957265</text:p>
          </table:table-cell>
          <table:table-cell table:style-name="ce64"/>
          <table:table-cell table:style-name="Default" office:value-type="float" office:value="0.539834564">
            <text:p>0,539834564</text:p>
          </table:table-cell>
          <table:table-cell table:style-name="Default" office:value-type="float" office:value="0.562928103">
            <text:p>0,562928103</text:p>
          </table:table-cell>
          <table:table-cell table:style-name="Default" office:value-type="float" office:value="0.539834564">
            <text:p>0,539834564</text:p>
          </table:table-cell>
          <table:table-cell table:style-name="Default" office:value-type="float" office:value="0.447213595">
            <text:p>0,447213595</text:p>
          </table:table-cell>
          <table:table-cell/>
          <table:table-cell table:style-name="Default" office:value-type="float" office:value="501631">
            <text:p>501631</text:p>
          </table:table-cell>
          <table:table-cell table:style-name="Default" office:value-type="float" office:value="0.838189226742366">
            <text:p>0,8381892267</text:p>
          </table:table-cell>
          <table:table-cell table:style-name="Default" office:value-type="float" office:value="0.690103083740837">
            <text:p>0,6901030837</text:p>
          </table:table-cell>
          <table:table-cell/>
          <table:table-cell table:style-name="Default" office:value-type="float" office:value="0.0301935087743779">
            <text:p>0,0301935088</text:p>
          </table:table-cell>
          <table:table-cell table:style-name="Default" office:value-type="float" office:value="0.435668650296727">
            <text:p>0,4356686503</text:p>
          </table:table-cell>
          <table:table-cell table:style-name="Default" office:value-type="float" office:value="0.300000011920928">
            <text:p>0,3000000119</text:p>
          </table:table-cell>
          <table:table-cell table:style-name="Default" office:value-type="float" office:value="0.400779089500452">
            <text:p>0,4007790895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36754885818521">
            <text:p>0,4367548858</text:p>
          </table:table-cell>
          <table:table-cell table:style-name="Default" office:value-type="float" office:value="0.300000011920928">
            <text:p>0,3000000119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office:value-type="float" office:value="547970">
            <text:p>547970</text:p>
          </table:table-cell>
          <table:table-cell table:style-name="ce24" table:formula="of:=[.F13]/[.$F$21]" office:value-type="percentage" office:value="0.0624901783553646">
            <text:p>6,249%</text:p>
          </table:table-cell>
          <table:table-cell table:style-name="ce24"/>
          <table:table-cell table:style-name="Default" office:value-type="float" office:value="121">
            <text:p>121</text:p>
          </table:table-cell>
          <table:table-cell table:style-name="Default" office:value-type="float" office:value="252">
            <text:p>252</text:p>
          </table:table-cell>
          <table:table-cell table:style-name="Default" office:value-type="float" office:value="0.0495867768595041">
            <text:p>0,0495867769</text:p>
          </table:table-cell>
          <table:table-cell table:style-name="Default" office:value-type="float" office:value="0.0873015873015873">
            <text:p>0,0873015873</text:p>
          </table:table-cell>
          <table:table-cell table:style-name="Default" office:value-type="float" office:value="0.762845849802372">
            <text:p>0,7628458498</text:p>
          </table:table-cell>
          <table:table-cell table:style-name="Default" office:value-type="float" office:value="0.629370629370629">
            <text:p>0,6293706294</text:p>
          </table:table-cell>
          <table:table-cell table:style-name="ce64"/>
          <table:table-cell table:style-name="Default" office:value-type="float" office:value="0.696342634">
            <text:p>0,696342634</text:p>
          </table:table-cell>
          <table:table-cell table:style-name="Default" office:value-type="float" office:value="0.593928797">
            <text:p>0,593928797</text:p>
          </table:table-cell>
          <table:table-cell table:style-name="Default" office:value-type="float" office:value="0.774596669">
            <text:p>0,774596669</text:p>
          </table:table-cell>
          <table:table-cell table:style-name="Default" office:value-type="float" office:value="0.632455532">
            <text:p>0,632455532</text:p>
          </table:table-cell>
          <table:table-cell/>
          <table:table-cell table:style-name="Default" office:value-type="float" office:value="547970">
            <text:p>547970</text:p>
          </table:table-cell>
          <table:table-cell table:style-name="Default" office:value-type="float" office:value="0.831766885048451">
            <text:p>0,831766885</text:p>
          </table:table-cell>
          <table:table-cell table:style-name="Default" office:value-type="float" office:value="0.584887889239678">
            <text:p>0,5848878892</text:p>
          </table:table-cell>
          <table:table-cell/>
          <table:table-cell table:style-name="Default" office:value-type="float" office:value="0.0498092961293501">
            <text:p>0,0498092961</text:p>
          </table:table-cell>
          <table:table-cell table:style-name="Default" office:value-type="float" office:value="0.476446155536897">
            <text:p>0,4764461555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99025420931361">
            <text:p>0,5990254209</text:p>
          </table:table-cell>
          <table:table-cell table:style-name="Default" office:value-type="float" office:value="0.699999988079071">
            <text:p>0,6999999881</text:p>
          </table:table-cell>
          <table:table-cell table:style-name="Default" office:value-type="float" office:value="0.470020511816663">
            <text:p>0,4700205118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Default" office:value-type="float" office:value="193543">
            <text:p>193543</text:p>
          </table:table-cell>
          <table:table-cell table:style-name="ce24" table:formula="of:=[.F14]/[.$F$21]" office:value-type="percentage" office:value="0.0220715305389571">
            <text:p>2,207%</text:p>
          </table:table-cell>
          <table:table-cell table:style-name="ce24"/>
          <table:table-cell table:style-name="Default" office:value-type="float" office:value="100">
            <text:p>100</text:p>
          </table:table-cell>
          <table:table-cell table:style-name="Default" office:value-type="float" office:value="195">
            <text:p>195</text:p>
          </table:table-cell>
          <table:table-cell table:style-name="Default" office:value-type="float" office:value="0.07">
            <text:p>0,07</text:p>
          </table:table-cell>
          <table:table-cell table:style-name="Default" office:value-type="float" office:value="0.0769230769230769">
            <text:p>0,0769230769</text:p>
          </table:table-cell>
          <table:table-cell table:style-name="Default" office:value-type="float" office:value="0.80794701986755">
            <text:p>0,8079470199</text:p>
          </table:table-cell>
          <table:table-cell table:style-name="Default" office:value-type="float" office:value="0.701834862385321">
            <text:p>0,7018348624</text:p>
          </table:table-cell>
          <table:table-cell table:style-name="ce64"/>
          <table:table-cell table:style-name="Default" office:value-type="float" office:value="0.657565541">
            <text:p>0,657565541</text:p>
          </table:table-cell>
          <table:table-cell table:style-name="Default" office:value-type="float" office:value="0.610086274">
            <text:p>0,610086274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193543">
            <text:p>193543</text:p>
          </table:table-cell>
          <table:table-cell table:style-name="Default" office:value-type="float" office:value="0.83511674408271">
            <text:p>0,8351167441</text:p>
          </table:table-cell>
          <table:table-cell table:style-name="Default" office:value-type="float" office:value="0.579101887780321">
            <text:p>0,5791018878</text:p>
          </table:table-cell>
          <table:table-cell/>
          <table:table-cell table:style-name="Default" office:value-type="float" office:value="0.0702324548033253">
            <text:p>0,0702324548</text:p>
          </table:table-cell>
          <table:table-cell table:style-name="Default" office:value-type="float" office:value="0.490443467244463">
            <text:p>0,4904434672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5820642631066">
            <text:p>0,5582064263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85324812603803">
            <text:p>0,4853248126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1107531">
            <text:p>1107531</text:p>
          </table:table-cell>
          <table:table-cell table:style-name="ce24" table:formula="of:=[.F15]/[.$F$21]" office:value-type="percentage" office:value="0.126302187572486">
            <text:p>12,630%</text:p>
          </table:table-cell>
          <table:table-cell table:style-name="ce24"/>
          <table:table-cell table:style-name="Default" office:value-type="float" office:value="341">
            <text:p>341</text:p>
          </table:table-cell>
          <table:table-cell table:style-name="Default" office:value-type="float" office:value="369">
            <text:p>369</text:p>
          </table:table-cell>
          <table:table-cell table:style-name="Default" office:value-type="float" office:value="0.134897360703812">
            <text:p>0,1348973607</text:p>
          </table:table-cell>
          <table:table-cell table:style-name="Default" office:value-type="float" office:value="0.105691056910569">
            <text:p>0,1056910569</text:p>
          </table:table-cell>
          <table:table-cell table:style-name="Default" office:value-type="float" office:value="0.771717171717172">
            <text:p>0,7717171717</text:p>
          </table:table-cell>
          <table:table-cell table:style-name="Default" office:value-type="float" office:value="0.690048939641109">
            <text:p>0,6900489396</text:p>
          </table:table-cell>
          <table:table-cell table:style-name="ce64"/>
          <table:table-cell table:style-name="Default" office:value-type="float" office:value="0.68059219">
            <text:p>0,68059219</text:p>
          </table:table-cell>
          <table:table-cell table:style-name="Default" office:value-type="float" office:value="0.601539443">
            <text:p>0,601539443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1107531">
            <text:p>1107531</text:p>
          </table:table-cell>
          <table:table-cell table:style-name="Default" office:value-type="float" office:value="0.698325645060951">
            <text:p>0,6983256451</text:p>
          </table:table-cell>
          <table:table-cell table:style-name="Default" office:value-type="float" office:value="0.447001679110261">
            <text:p>0,4470016791</text:p>
          </table:table-cell>
          <table:table-cell/>
          <table:table-cell table:style-name="Default" office:value-type="float" office:value="0.134799838559823">
            <text:p>0,1347998386</text:p>
          </table:table-cell>
          <table:table-cell table:style-name="Default" office:value-type="float" office:value="0.489041209664657">
            <text:p>0,4890412097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7422485240294">
            <text:p>0,5742248524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75769435339114">
            <text:p>0,4757694353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4">
            <text:p>14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Default" office:value-type="float" office:value="813463">
            <text:p>813463</text:p>
          </table:table-cell>
          <table:table-cell table:style-name="ce24" table:formula="of:=[.F16]/[.$F$21]" office:value-type="percentage" office:value="0.0927668448190411">
            <text:p>9,277%</text:p>
          </table:table-cell>
          <table:table-cell table:style-name="ce24"/>
          <table:table-cell table:style-name="Default" office:value-type="float" office:value="178">
            <text:p>178</text:p>
          </table:table-cell>
          <table:table-cell table:style-name="Default" office:value-type="float" office:value="302">
            <text:p>302</text:p>
          </table:table-cell>
          <table:table-cell table:style-name="Default" office:value-type="float" office:value="0.146067415730337">
            <text:p>0,1460674157</text:p>
          </table:table-cell>
          <table:table-cell table:style-name="Default" office:value-type="float" office:value="0.119205298013245">
            <text:p>0,119205298</text:p>
          </table:table-cell>
          <table:table-cell table:style-name="Default" office:value-type="float" office:value="0.853521126760563">
            <text:p>0,8535211268</text:p>
          </table:table-cell>
          <table:table-cell table:style-name="Default" office:value-type="float" office:value="0.658371040723982">
            <text:p>0,6583710407</text:p>
          </table:table-cell>
          <table:table-cell table:style-name="ce64"/>
          <table:table-cell table:style-name="Default" office:value-type="float" office:value="0.729282928">
            <text:p>0,729282928</text:p>
          </table:table-cell>
          <table:table-cell table:style-name="Default" office:value-type="float" office:value="0.609266321">
            <text:p>0,609266321</text:p>
          </table:table-cell>
          <table:table-cell table:style-name="Default" office:value-type="float" office:value="0.774596669">
            <text:p>0,774596669</text:p>
          </table:table-cell>
          <table:table-cell table:style-name="Default" office:value-type="float" office:value="0.632455532">
            <text:p>0,632455532</text:p>
          </table:table-cell>
          <table:table-cell/>
          <table:table-cell table:style-name="Default" office:value-type="float" office:value="813463">
            <text:p>813463</text:p>
          </table:table-cell>
          <table:table-cell table:style-name="Default" office:value-type="float" office:value="0.794663432756007">
            <text:p>0,7946634328</text:p>
          </table:table-cell>
          <table:table-cell table:style-name="Default" office:value-type="float" office:value="0.488157748621224">
            <text:p>0,4881577486</text:p>
          </table:table-cell>
          <table:table-cell/>
          <table:table-cell table:style-name="Default" office:value-type="float" office:value="0.146139406463477">
            <text:p>0,1461394065</text:p>
          </table:table-cell>
          <table:table-cell table:style-name="Default" office:value-type="float" office:value="0.504597381035088">
            <text:p>0,504597381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630613473149225">
            <text:p>0,6306134731</text:p>
          </table:table-cell>
          <table:table-cell table:style-name="Default" office:value-type="float" office:value="0.699999988079071">
            <text:p>0,6999999881</text:p>
          </table:table-cell>
          <table:table-cell table:style-name="Default" office:value-type="float" office:value="0.483029554804662">
            <text:p>0,4830295548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office:value-type="float" office:value="596958">
            <text:p>596958</text:p>
          </table:table-cell>
          <table:table-cell table:style-name="ce24" table:formula="of:=[.F17]/[.$F$21]" office:value-type="percentage" office:value="0.0680767412279171">
            <text:p>6,808%</text:p>
          </table:table-cell>
          <table:table-cell table:style-name="ce24"/>
          <table:table-cell table:style-name="Default" office:value-type="float" office:value="124">
            <text:p>124</text:p>
          </table:table-cell>
          <table:table-cell table:style-name="Default" office:value-type="float" office:value="211">
            <text:p>211</text:p>
          </table:table-cell>
          <table:table-cell table:style-name="Default" office:value-type="float" office:value="0.145161290322581">
            <text:p>0,1451612903</text:p>
          </table:table-cell>
          <table:table-cell table:style-name="Default" office:value-type="float" office:value="0.170616113744076">
            <text:p>0,1706161137</text:p>
          </table:table-cell>
          <table:table-cell table:style-name="Default" office:value-type="float" office:value="0.885593220338983">
            <text:p>0,8855932203</text:p>
          </table:table-cell>
          <table:table-cell table:style-name="Default" office:value-type="float" office:value="0.592833876221498">
            <text:p>0,5928338762</text:p>
          </table:table-cell>
          <table:table-cell table:style-name="ce64"/>
          <table:table-cell table:style-name="Default" office:value-type="float" office:value="0.692708667">
            <text:p>0,692708667</text:p>
          </table:table-cell>
          <table:table-cell table:style-name="Default" office:value-type="float" office:value="0.643417398">
            <text:p>0,643417398</text:p>
          </table:table-cell>
          <table:table-cell table:style-name="Default" office:value-type="float" office:value="0.774596669">
            <text:p>0,774596669</text:p>
          </table:table-cell>
          <table:table-cell table:style-name="Default" office:value-type="float" office:value="0.632455532">
            <text:p>0,632455532</text:p>
          </table:table-cell>
          <table:table-cell/>
          <table:table-cell table:style-name="Default" office:value-type="float" office:value="596958">
            <text:p>596958</text:p>
          </table:table-cell>
          <table:table-cell table:style-name="Default" office:value-type="float" office:value="0.767081101182998">
            <text:p>0,7670811012</text:p>
          </table:table-cell>
          <table:table-cell table:style-name="Default" office:value-type="float" office:value="0.395542874596426">
            <text:p>0,3955428746</text:p>
          </table:table-cell>
          <table:table-cell/>
          <table:table-cell table:style-name="Default" office:value-type="float" office:value="0.145031978799178">
            <text:p>0,1450319788</text:p>
          </table:table-cell>
          <table:table-cell table:style-name="Default" office:value-type="float" office:value="0.533953139868328">
            <text:p>0,5339531399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600205588982119">
            <text:p>0,600205589</text:p>
          </table:table-cell>
          <table:table-cell table:style-name="Default" office:value-type="float" office:value="0.699999988079071">
            <text:p>0,6999999881</text:p>
          </table:table-cell>
          <table:table-cell table:style-name="Default" office:value-type="float" office:value="0.522714446072778">
            <text:p>0,5227144461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Default" office:value-type="float" office:value="321202">
            <text:p>321202</text:p>
          </table:table-cell>
          <table:table-cell table:style-name="ce24" table:formula="of:=[.F18]/[.$F$21]" office:value-type="percentage" office:value="0.0366296882458891">
            <text:p>3,663%</text:p>
          </table:table-cell>
          <table:table-cell table:style-name="ce24"/>
          <table:table-cell table:style-name="Default" office:value-type="float" office:value="235">
            <text:p>235</text:p>
          </table:table-cell>
          <table:table-cell table:style-name="Default" office:value-type="float" office:value="241">
            <text:p>241</text:p>
          </table:table-cell>
          <table:table-cell table:style-name="Default" office:value-type="float" office:value="0.2">
            <text:p>0,2</text:p>
          </table:table-cell>
          <table:table-cell table:style-name="Default" office:value-type="float" office:value="0.219917012448133">
            <text:p>0,2199170124</text:p>
          </table:table-cell>
          <table:table-cell table:style-name="Default" office:value-type="float" office:value="0.706827309236948">
            <text:p>0,7068273092</text:p>
          </table:table-cell>
          <table:table-cell table:style-name="Default" office:value-type="float" office:value="0.722838137472284">
            <text:p>0,7228381375</text:p>
          </table:table-cell>
          <table:table-cell table:style-name="ce64"/>
          <table:table-cell table:style-name="Default" office:value-type="float" office:value="0.640812135">
            <text:p>0,640812135</text:p>
          </table:table-cell>
          <table:table-cell table:style-name="Default" office:value-type="float" office:value="0.627125576">
            <text:p>0,627125576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321202">
            <text:p>321202</text:p>
          </table:table-cell>
          <table:table-cell table:style-name="Default" office:value-type="float" office:value="0.652498427780648">
            <text:p>0,6524984278</text:p>
          </table:table-cell>
          <table:table-cell table:style-name="Default" office:value-type="float" office:value="0.576567808834731">
            <text:p>0,5765678088</text:p>
          </table:table-cell>
          <table:table-cell/>
          <table:table-cell table:style-name="Default" office:value-type="float" office:value="0.199581571721222">
            <text:p>0,1995815717</text:p>
          </table:table-cell>
          <table:table-cell table:style-name="Default" office:value-type="float" office:value="0.50707654291228">
            <text:p>0,5070765429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18731474876403">
            <text:p>0,5187314749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04170425864593">
            <text:p>0,5041704259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Default" office:value-type="float" office:value="242236">
            <text:p>242236</text:p>
          </table:table-cell>
          <table:table-cell table:style-name="ce24" table:formula="of:=[.F19]/[.$F$21]" office:value-type="percentage" office:value="0.0276244517840212">
            <text:p>2,762%</text:p>
          </table:table-cell>
          <table:table-cell table:style-name="ce24"/>
          <table:table-cell table:style-name="Default" office:value-type="float" office:value="46">
            <text:p>46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0.260869565217391">
            <text:p>0,2608695652</text:p>
          </table:table-cell>
          <table:table-cell table:style-name="Default" office:value-type="float" office:value="0.310344827586207">
            <text:p>0,3103448276</text:p>
          </table:table-cell>
          <table:table-cell table:style-name="Default" office:value-type="float" office:value="0.805555555555556">
            <text:p>0,8055555556</text:p>
          </table:table-cell>
          <table:table-cell table:style-name="Default" office:value-type="float" office:value="0.689922480620155">
            <text:p>0,6899224806</text:p>
          </table:table-cell>
          <table:table-cell table:style-name="ce64"/>
          <table:table-cell table:style-name="Default" office:value-type="float" office:value="0.683182694">
            <text:p>0,683182694</text:p>
          </table:table-cell>
          <table:table-cell table:style-name="Default" office:value-type="float" office:value="0.640451738">
            <text:p>0,640451738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242236">
            <text:p>242236</text:p>
          </table:table-cell>
          <table:table-cell table:style-name="Default" office:value-type="float" office:value="0.7487441998712">
            <text:p>0,7487441999</text:p>
          </table:table-cell>
          <table:table-cell table:style-name="Default" office:value-type="float" office:value="0.699219700347319">
            <text:p>0,6992197003</text:p>
          </table:table-cell>
          <table:table-cell/>
          <table:table-cell table:style-name="Default" office:value-type="float" office:value="0.259858154857246">
            <text:p>0,2598581549</text:p>
          </table:table-cell>
          <table:table-cell table:style-name="Default" office:value-type="float" office:value="0.530570185928663">
            <text:p>0,5305701859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6727246330402">
            <text:p>0,5672724633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17684296365184">
            <text:p>0,5176842964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Default" office:value-type="float" office:value="185767">
            <text:p>185767</text:p>
          </table:table-cell>
          <table:table-cell table:style-name="ce24" table:formula="of:=[.F20]/[.$F$21]" office:value-type="percentage" office:value="0.0211847600462453">
            <text:p>2,118%</text:p>
          </table:table-cell>
          <table:table-cell table:style-name="ce24"/>
          <table:table-cell table:style-name="Default" office:value-type="float" office:value="17">
            <text:p>17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.235294117647059">
            <text:p>0,2352941176</text:p>
          </table:table-cell>
          <table:table-cell table:style-name="Default" office:value-type="float" office:value="0.3">
            <text:p>0,3</text:p>
          </table:table-cell>
          <table:table-cell table:style-name="Default" office:value-type="float" office:value="0.818181818181818">
            <text:p>0,8181818182</text:p>
          </table:table-cell>
          <table:table-cell table:style-name="Default" office:value-type="float" office:value="0.607142857142857">
            <text:p>0,6071428571</text:p>
          </table:table-cell>
          <table:table-cell table:style-name="ce64"/>
          <table:table-cell table:style-name="Default" office:value-type="float" office:value="0.697948447">
            <text:p>0,697948447</text:p>
          </table:table-cell>
          <table:table-cell table:style-name="Default" office:value-type="float" office:value="0.617980044">
            <text:p>0,617980044</text:p>
          </table:table-cell>
          <table:table-cell table:number-columns-repeated="2" table:style-name="Default" office:value-type="float" office:value="0.632455532">
            <text:p>0,632455532</text:p>
          </table:table-cell>
          <table:table-cell/>
          <table:table-cell table:style-name="Default" office:value-type="float" office:value="185767">
            <text:p>185767</text:p>
          </table:table-cell>
          <table:table-cell table:style-name="Default" office:value-type="float" office:value="0.639337449600843">
            <text:p>0,6393374496</text:p>
          </table:table-cell>
          <table:table-cell table:style-name="Default" office:value-type="float" office:value="0.545952636008189">
            <text:p>0,545952636</text:p>
          </table:table-cell>
          <table:table-cell/>
          <table:table-cell table:style-name="Default" office:value-type="float" office:value="0.236877378651751">
            <text:p>0,2368773787</text:p>
          </table:table-cell>
          <table:table-cell table:style-name="Default" office:value-type="float" office:value="0.510921207098537">
            <text:p>0,5109212071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598881913931648">
            <text:p>0,5988819139</text:p>
          </table:table-cell>
          <table:table-cell table:style-name="Default" office:value-type="float" office:value="0.5">
            <text:p>0,5</text:p>
          </table:table-cell>
          <table:table-cell table:style-name="Default" office:value-type="float" office:value="0.48361772915659">
            <text:p>0,4836177292</text:p>
          </table:table-cell>
          <table:table-cell table:style-name="Default" office:value-type="float" office:value="0.5">
            <text:p>0,5</text:p>
          </table:table-cell>
          <table:table-cell/>
          <table:table-cell table:style-name="ce64" table:number-columns-repeated="7"/>
          <table:table-cell table:number-columns-repeated="985"/>
        </table:table-row>
        <table:table-row table:style-name="ro3">
          <table:table-cell table:style-name="ce2" table:number-columns-repeated="4"/>
          <table:table-cell table:style-name="ce10"/>
          <table:table-cell table:style-name="ce1" table:formula="of:=SUM([.F3:.F20])" office:value-type="float" office:value="8768898">
            <text:p>8768898</text:p>
          </table:table-cell>
          <table:table-cell table:style-name="ce25" table:formula="of:=SUM([.G3:.G20])" office:value-type="percentage" office:value="1">
            <text:p>100,00 %</text:p>
          </table:table-cell>
          <table:table-cell table:style-name="ce35"/>
          <table:table-cell table:style-name="ce47" table:formula="of:=SUM([.I3:.I20])" office:value-type="float" office:value="2096">
            <text:p>2096</text:p>
          </table:table-cell>
          <table:table-cell table:style-name="ce47" table:formula="of:=SUM([.J3:.J20])" office:value-type="float" office:value="3304">
            <text:p>3304</text:p>
          </table:table-cell>
          <table:table-cell table:style-name="ce58" table:number-columns-repeated="2"/>
          <table:table-cell table:style-name="ce2" table:number-columns-repeated="2"/>
          <table:table-cell table:style-name="ce10"/>
          <table:table-cell table:style-name="ce2" table:number-columns-repeated="4"/>
          <table:table-cell/>
          <table:table-cell table:style-name="ce2" table:number-columns-repeated="3"/>
          <table:table-cell table:style-name="ce10"/>
          <table:table-cell table:style-name="ce2" table:number-columns-repeated="981"/>
          <table:table-cell table:number-columns-repeated="19"/>
        </table:table-row>
        <table:table-row table:style-name="ro3">
          <table:table-cell table:number-columns-repeated="5"/>
          <table:table-cell table:style-name="ce13" table:number-columns-repeated="2"/>
          <table:table-cell table:style-name="ce36"/>
          <table:table-cell table:number-columns-repeated="1016"/>
        </table:table-row>
        <table:table-row table:style-name="ro3">
          <table:table-cell table:style-name="ce3" table:number-columns-repeated="5"/>
          <table:table-cell table:style-name="ce4"/>
          <table:table-cell table:style-name="ce26" table:formula="of:=[.G3]+[.G4]+[.G5]" office:value-type="percentage" office:value="0.135742370363984">
            <text:p>13,5742%</text:p>
          </table:table-cell>
          <table:table-cell table:style-name="ce37"/>
          <table:table-cell table:style-name="ce48" table:formula="of:=[.K5]/[.K3]*([.I3]+[.I4]+[.I5])" office:value-type="float" office:value="432.714285714286">
            <text:p>432,7143</text:p>
          </table:table-cell>
          <table:table-cell table:style-name="ce48" table:formula="of:=[.L5]/[.L3]*([.J3]+[.J4]+[.J5])" office:value-type="float" office:value="1371.97080291971">
            <text:p>1371,9708</text:p>
          </table:table-cell>
          <table:table-cell table:style-name="ce60" table:formula="of:=[.K3]*[.$G3]" office:value-type="float" office:value="0.00108309153907016">
            <text:p>0,001083</text:p>
          </table:table-cell>
          <table:table-cell table:style-name="ce60" table:formula="of:=[.L3]*[.$G3]" office:value-type="float" office:value="0.00152218270355806">
            <text:p>0,001522</text:p>
          </table:table-cell>
          <table:table-cell table:style-name="ce60" table:formula="of:=[.M3]*[.$G3]" office:value-type="float" office:value="0.0296689718023861">
            <text:p>0,029669</text:p>
          </table:table-cell>
          <table:table-cell table:style-name="ce60" table:formula="of:=[.N3]*[.$G3]" office:value-type="float" office:value="0.0301879273769634">
            <text:p>0,030188</text:p>
          </table:table-cell>
          <table:table-cell table:style-name="ce65"/>
          <table:table-cell table:style-name="ce60" table:formula="of:=[.P3]*[.$G3]" office:value-type="float" office:value="0.0356203762484604">
            <text:p>0,035620</text:p>
          </table:table-cell>
          <table:table-cell table:style-name="ce60" table:formula="of:=[.Q3]*[.$G3]" office:value-type="float" office:value="0.0303235310398539">
            <text:p>0,030324</text:p>
          </table:table-cell>
          <table:table-cell table:style-name="ce60" table:formula="of:=[.R3]*[.$G3]" office:value-type="float" office:value="0.0356203762484604">
            <text:p>0,035620</text:p>
          </table:table-cell>
          <table:table-cell table:style-name="ce60" table:formula="of:=[.S3]*[.$G3]" office:value-type="float" office:value="0.0251874095668857">
            <text:p>0,025187</text:p>
          </table:table-cell>
          <table:table-cell/>
          <table:table-cell table:style-name="ce60"/>
          <table:table-cell table:style-name="ce60" table:formula="of:=[.V3]*[.$G3]" office:value-type="float" office:value="0.0484184101582661">
            <text:p>0,048418</text:p>
          </table:table-cell>
          <table:table-cell table:style-name="ce60" table:formula="of:=[.W3]*[.$G3]" office:value-type="float" office:value="0.0391445728604285">
            <text:p>0,039145</text:p>
          </table:table-cell>
          <table:table-cell table:style-name="ce65"/>
          <table:table-cell table:style-name="ce60" table:formula="of:=[.Y3]*[.$G3]" office:value-type="float" office:value="0.00106832124173413">
            <text:p>0,001068</text:p>
          </table:table-cell>
          <table:table-cell table:style-name="ce60" table:formula="of:=[.Z3]*[.$G3]" office:value-type="float" office:value="0.0227648105765402">
            <text:p>0,022765</text:p>
          </table:table-cell>
          <table:table-cell table:style-name="ce60" table:formula="of:=[.AA3]*[.$G3]" office:value-type="float" office:value="0.0168962286808902">
            <text:p>0,016896</text:p>
          </table:table-cell>
          <table:table-cell table:style-name="ce60" table:formula="of:=[.AB3]*[.$G3]" office:value-type="float" office:value="0.0281603800158241">
            <text:p>0,028160</text:p>
          </table:table-cell>
          <table:table-cell table:style-name="ce60" table:formula="of:=[.AC3]*[.$G3]" office:value-type="float" office:value="0.0281603800158241">
            <text:p>0,028160</text:p>
          </table:table-cell>
          <table:table-cell table:style-name="ce60" table:formula="of:=[.AD3]*[.$G3]" office:value-type="float" office:value="0.0226604857436553">
            <text:p>0,022660</text:p>
          </table:table-cell>
          <table:table-cell table:style-name="ce60" table:formula="of:=[.AE3]*[.$G3]" office:value-type="float" office:value="0.0168962286808902">
            <text:p>0,016896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4"/>
          <table:table-cell table:style-name="ce27"/>
          <table:table-cell table:style-name="ce38"/>
          <table:table-cell table:style-name="ce49" table:formula="of:=[.K5]/[.K3]*[.G23]" office:value-type="float" office:value="0.252092973533114">
            <text:p>0,2521</text:p>
          </table:table-cell>
          <table:table-cell table:style-name="ce49" table:formula="of:=[.L5]/[.L3]*[.G23]" office:value-type="float" office:value="0.366603482004921">
            <text:p>0,3666</text:p>
          </table:table-cell>
          <table:table-cell table:style-name="ce60" table:formula="of:=[.K4]*[.$G4]" office:value-type="float" office:value="0.00175278816318273">
            <text:p>0,001753</text:p>
          </table:table-cell>
          <table:table-cell table:style-name="ce60" table:formula="of:=[.L4]*[.$G4]" office:value-type="float" office:value="0.00279555301960534">
            <text:p>0,002796</text:p>
          </table:table-cell>
          <table:table-cell table:style-name="ce60" table:formula="of:=[.M4]*[.$G4]" office:value-type="float" office:value="0.0331036705273996">
            <text:p>0,033104</text:p>
          </table:table-cell>
          <table:table-cell table:style-name="ce60" table:formula="of:=[.N4]*[.$G4]" office:value-type="float" office:value="0.0316488286953903">
            <text:p>0,031649</text:p>
          </table:table-cell>
          <table:table-cell table:style-name="ce65"/>
          <table:table-cell table:style-name="ce60" table:formula="of:=[.P4]*[.$G4]" office:value-type="float" office:value="0.028844587847106">
            <text:p>0,028845</text:p>
          </table:table-cell>
          <table:table-cell table:style-name="ce60" table:formula="of:=[.Q4]*[.$G4]" office:value-type="float" office:value="0.0311767520374104">
            <text:p>0,031177</text:p>
          </table:table-cell>
          <table:table-cell table:style-name="ce60" table:formula="of:=[.R4]*[.$G4]" office:value-type="float" office:value="0.0253451524952828">
            <text:p>0,025345</text:p>
          </table:table-cell>
          <table:table-cell table:style-name="ce60" table:formula="of:=[.S4]*[.$G4]" office:value-type="float" office:value="0.0253451524952828">
            <text:p>0,025345</text:p>
          </table:table-cell>
          <table:table-cell/>
          <table:table-cell table:style-name="ce60"/>
          <table:table-cell table:style-name="ce60" table:formula="of:=[.V4]*[.$G4]" office:value-type="float" office:value="0.0468693215498686">
            <text:p>0,046869</text:p>
          </table:table-cell>
          <table:table-cell table:style-name="ce60" table:formula="of:=[.W4]*[.$G4]" office:value-type="float" office:value="0.0350451656905272">
            <text:p>0,035045</text:p>
          </table:table-cell>
          <table:table-cell table:style-name="ce65"/>
          <table:table-cell table:style-name="ce60" table:formula="of:=[.Y4]*[.$G4]" office:value-type="float" office:value="0.00175563679723495">
            <text:p>0,001756</text:p>
          </table:table-cell>
          <table:table-cell table:style-name="ce60" table:formula="of:=[.Z4]*[.$G4]" office:value-type="float" office:value="0.0236360602327891">
            <text:p>0,023636</text:p>
          </table:table-cell>
          <table:table-cell table:style-name="ce60" table:formula="of:=[.AA4]*[.$G4]" office:value-type="float" office:value="0.017002045858473">
            <text:p>0,017002</text:p>
          </table:table-cell>
          <table:table-cell table:style-name="ce60" table:formula="of:=[.AB4]*[.$G4]" office:value-type="float" office:value="0.0207989297723829">
            <text:p>0,020799</text:p>
          </table:table-cell>
          <table:table-cell table:style-name="ce60" table:formula="of:=[.AC4]*[.$G4]" office:value-type="float" office:value="0.017002045858473">
            <text:p>0,017002</text:p>
          </table:table-cell>
          <table:table-cell table:style-name="ce60" table:formula="of:=[.AD4]*[.$G4]" office:value-type="float" office:value="0.0237267588106419">
            <text:p>0,023727</text:p>
          </table:table-cell>
          <table:table-cell table:style-name="ce60" table:formula="of:=[.AE4]*[.$G4]" office:value-type="float" office:value="0.017002045858473">
            <text:p>0,017002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5"/>
          <table:table-cell table:style-name="ce27"/>
          <table:table-cell table:style-name="ce38"/>
          <table:table-cell table:style-name="ce48" table:number-columns-repeated="2"/>
          <table:table-cell table:style-name="ce60" table:formula="of:=[.K5]*[.$G5]" office:value-type="float" office:value="0.000812433085336704">
            <text:p>0,000812</text:p>
          </table:table-cell>
          <table:table-cell table:style-name="ce60" table:formula="of:=[.L5]*[.$G5]" office:value-type="float" office:value="0.00166044718171005">
            <text:p>0,001660</text:p>
          </table:table-cell>
          <table:table-cell table:style-name="ce60" table:formula="of:=[.M5]*[.$G5]" office:value-type="float" office:value="0.0148896827276254">
            <text:p>0,014890</text:p>
          </table:table-cell>
          <table:table-cell table:style-name="ce60" table:formula="of:=[.N5]*[.$G5]" office:value-type="float" office:value="0.0139096823782488">
            <text:p>0,013910</text:p>
          </table:table-cell>
          <table:table-cell table:style-name="ce65"/>
          <table:table-cell table:style-name="ce60" table:formula="of:=[.P5]*[.$G5]" office:value-type="float" office:value="0.0182519759056821">
            <text:p>0,018252</text:p>
          </table:table-cell>
          <table:table-cell table:style-name="ce60" table:formula="of:=[.Q5]*[.$G5]" office:value-type="float" office:value="0.0126862356121241">
            <text:p>0,012686</text:p>
          </table:table-cell>
          <table:table-cell table:style-name="ce60" table:formula="of:=[.R5]*[.$G5]" office:value-type="float" office:value="0.0176206229272417">
            <text:p>0,017621</text:p>
          </table:table-cell>
          <table:table-cell table:style-name="ce60" table:formula="of:=[.S5]*[.$G5]" office:value-type="float" office:value="0.0101732713821303">
            <text:p>0,010173</text:p>
          </table:table-cell>
          <table:table-cell/>
          <table:table-cell table:style-name="ce60"/>
          <table:table-cell table:style-name="ce60" table:formula="of:=[.V5]*[.$G5]" office:value-type="float" office:value="0.020476506854111">
            <text:p>0,020477</text:p>
          </table:table-cell>
          <table:table-cell table:style-name="ce60" table:formula="of:=[.W5]*[.$G5]" office:value-type="float" office:value="0.0153465730053347">
            <text:p>0,015347</text:p>
          </table:table-cell>
          <table:table-cell table:style-name="ce65"/>
          <table:table-cell table:style-name="ce60" table:formula="of:=[.Y5]*[.$G5]" office:value-type="float" office:value="0.000806372704985277">
            <text:p>0,000806</text:p>
          </table:table-cell>
          <table:table-cell table:style-name="ce60" table:formula="of:=[.Z5]*[.$G5]" office:value-type="float" office:value="0.00981311453792952">
            <text:p>0,009813</text:p>
          </table:table-cell>
          <table:table-cell table:style-name="ce60" table:formula="of:=[.AA5]*[.$G5]" office:value-type="float" office:value="0.0113740631947139">
            <text:p>0,011374</text:p>
          </table:table-cell>
          <table:table-cell table:style-name="ce60" table:formula="of:=[.AB5]*[.$G5]" office:value-type="float" office:value="0.0159256184623483">
            <text:p>0,015926</text:p>
          </table:table-cell>
          <table:table-cell table:style-name="ce60" table:formula="of:=[.AC5]*[.$G5]" office:value-type="float" office:value="0.0159236882014206">
            <text:p>0,015924</text:p>
          </table:table-cell>
          <table:table-cell table:style-name="ce60" table:formula="of:=[.AD5]*[.$G5]" office:value-type="float" office:value="0.0095884763255672">
            <text:p>0,009588</text:p>
          </table:table-cell>
          <table:table-cell table:style-name="ce60" table:formula="of:=[.AE5]*[.$G5]" office:value-type="float" office:value="0.00682443818800709">
            <text:p>0,006824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6" table:formula="of:=[.G6]+[.G7]+[.G8]" office:value-type="percentage" office:value="0.273528327048621">
            <text:p>27,3528%</text:p>
          </table:table-cell>
          <table:table-cell table:style-name="ce37"/>
          <table:table-cell table:style-name="ce48" table:formula="of:=[.K8]/[.K6]*([.I6]+[.I7]+[.I8])" office:value-type="float" office:value="573.055790960453">
            <text:p>573,0558</text:p>
          </table:table-cell>
          <table:table-cell table:style-name="ce48" table:formula="of:=[.L8]/[.L6]*([.J6]+[.J7]+[.J8])" office:value-type="float" office:value="1550.57471264368">
            <text:p>1550,5747</text:p>
          </table:table-cell>
          <table:table-cell table:style-name="ce60" table:formula="of:=[.K6]*[.$G6]" office:value-type="float" office:value="0.00611934555658511">
            <text:p>0,006119</text:p>
          </table:table-cell>
          <table:table-cell table:style-name="ce60" table:formula="of:=[.L6]*[.$G6]" office:value-type="float" office:value="0.0100394615246416">
            <text:p>0,010039</text:p>
          </table:table-cell>
          <table:table-cell table:style-name="ce60" table:formula="of:=[.M6]*[.$G6]" office:value-type="float" office:value="0.0783467460791539">
            <text:p>0,078347</text:p>
          </table:table-cell>
          <table:table-cell table:style-name="ce60" table:formula="of:=[.N6]*[.$G6]" office:value-type="float" office:value="0.0694381766575544">
            <text:p>0,069438</text:p>
          </table:table-cell>
          <table:table-cell table:style-name="ce65"/>
          <table:table-cell table:style-name="ce60" table:formula="of:=[.P6]*[.$G6]" office:value-type="float" office:value="0.0787110053569799">
            <text:p>0,078711</text:p>
          </table:table-cell>
          <table:table-cell table:style-name="ce60" table:formula="of:=[.Q6]*[.$G6]" office:value-type="float" office:value="0.0656824497854155">
            <text:p>0,065682</text:p>
          </table:table-cell>
          <table:table-cell table:style-name="ce60" table:formula="of:=[.R6]*[.$G6]" office:value-type="float" office:value="0.077726796818761">
            <text:p>0,077727</text:p>
          </table:table-cell>
          <table:table-cell table:style-name="ce60" table:formula="of:=[.S6]*[.$G6]" office:value-type="float" office:value="0.0549611450519381">
            <text:p>0,054961</text:p>
          </table:table-cell>
          <table:table-cell/>
          <table:table-cell table:style-name="ce60"/>
          <table:table-cell table:style-name="ce60" table:formula="of:=[.V6]*[.$G6]" office:value-type="float" office:value="0.09485237483661">
            <text:p>0,094852</text:p>
          </table:table-cell>
          <table:table-cell table:style-name="ce60" table:formula="of:=[.W6]*[.$G6]" office:value-type="float" office:value="0.0576874692046062">
            <text:p>0,057687</text:p>
          </table:table-cell>
          <table:table-cell table:style-name="ce65"/>
          <table:table-cell table:style-name="ce60" table:formula="of:=[.Y6]*[.$G6]" office:value-type="float" office:value="0.00613258359260194">
            <text:p>0,006133</text:p>
          </table:table-cell>
          <table:table-cell table:style-name="ce60" table:formula="of:=[.Z6]*[.$G6]" office:value-type="float" office:value="0.0494623161126466">
            <text:p>0,049462</text:p>
          </table:table-cell>
          <table:table-cell table:style-name="ce60" table:formula="of:=[.AA6]*[.$G6]" office:value-type="float" office:value="0.0368690584434699">
            <text:p>0,036869</text:p>
          </table:table-cell>
          <table:table-cell table:style-name="ce60" table:formula="of:=[.AB6]*[.$G6]" office:value-type="float" office:value="0.063469132591561">
            <text:p>0,063469</text:p>
          </table:table-cell>
          <table:table-cell table:style-name="ce60" table:formula="of:=[.AC6]*[.$G6]" office:value-type="float" office:value="0.0614484282973756">
            <text:p>0,061448</text:p>
          </table:table-cell>
          <table:table-cell table:style-name="ce60" table:formula="of:=[.AD6]*[.$G6]" office:value-type="float" office:value="0.0487266632394287">
            <text:p>0,048727</text:p>
          </table:table-cell>
          <table:table-cell table:style-name="ce60" table:formula="of:=[.AE6]*[.$G6]" office:value-type="float" office:value="0.0368690584434699">
            <text:p>0,036869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9" table:formula="of:=[.K8]/[.K6]*[.G26]" office:value-type="float" office:value="0.325877321843944">
            <text:p>0,3259</text:p>
          </table:table-cell>
          <table:table-cell table:style-name="ce49" table:formula="of:=[.L8]/[.L6]*[.G26]" office:value-type="float" office:value="0.558060667254372">
            <text:p>0,5581</text:p>
          </table:table-cell>
          <table:table-cell table:style-name="ce60" table:formula="of:=[.K7]*[.$G7]" office:value-type="float" office:value="0.00557266034613864">
            <text:p>0,005573</text:p>
          </table:table-cell>
          <table:table-cell table:style-name="ce60" table:formula="of:=[.L7]*[.$G7]" office:value-type="float" office:value="0.00839338965714708">
            <text:p>0,008393</text:p>
          </table:table-cell>
          <table:table-cell table:style-name="ce60" table:formula="of:=[.M7]*[.$G7]" office:value-type="float" office:value="0.0632605230316997">
            <text:p>0,063261</text:p>
          </table:table-cell>
          <table:table-cell table:style-name="ce60" table:formula="of:=[.N7]*[.$G7]" office:value-type="float" office:value="0.0359847505664597">
            <text:p>0,035985</text:p>
          </table:table-cell>
          <table:table-cell table:style-name="ce65"/>
          <table:table-cell table:style-name="ce60" table:formula="of:=[.P7]*[.$G7]" office:value-type="float" office:value="0.0463289642607027">
            <text:p>0,046329</text:p>
          </table:table-cell>
          <table:table-cell table:style-name="ce60" table:formula="of:=[.Q7]*[.$G7]" office:value-type="float" office:value="0.0428876282369086">
            <text:p>0,042888</text:p>
          </table:table-cell>
          <table:table-cell table:style-name="ce60" table:formula="of:=[.R7]*[.$G7]" office:value-type="float" office:value="0.0477760114880483">
            <text:p>0,047776</text:p>
          </table:table-cell>
          <table:table-cell table:style-name="ce60" table:formula="of:=[.S7]*[.$G7]" office:value-type="float" office:value="0.0477760114880483">
            <text:p>0,047776</text:p>
          </table:table-cell>
          <table:table-cell/>
          <table:table-cell table:style-name="ce60"/>
          <table:table-cell table:style-name="ce60" table:formula="of:=[.V7]*[.$G7]" office:value-type="float" office:value="0.0615713399790943">
            <text:p>0,061571</text:p>
          </table:table-cell>
          <table:table-cell table:style-name="ce60" table:formula="of:=[.W7]*[.$G7]" office:value-type="float" office:value="0.0405244345792747">
            <text:p>0,040524</text:p>
          </table:table-cell>
          <table:table-cell table:style-name="ce65"/>
          <table:table-cell table:style-name="ce60" table:formula="of:=[.Y7]*[.$G7]" office:value-type="float" office:value="0.00556352691067908">
            <text:p>0,005564</text:p>
          </table:table-cell>
          <table:table-cell table:style-name="ce60" table:formula="of:=[.Z7]*[.$G7]" office:value-type="float" office:value="0.0333085527651404">
            <text:p>0,033309</text:p>
          </table:table-cell>
          <table:table-cell table:style-name="ce60" table:formula="of:=[.AA7]*[.$G7]" office:value-type="float" office:value="0.0377702534571619">
            <text:p>0,037770</text:p>
          </table:table-cell>
          <table:table-cell table:style-name="ce60" table:formula="of:=[.AB7]*[.$G7]" office:value-type="float" office:value="0.0377426918422943">
            <text:p>0,037743</text:p>
          </table:table-cell>
          <table:table-cell table:style-name="ce60" table:formula="of:=[.AC7]*[.$G7]" office:value-type="float" office:value="0.0377702534571619">
            <text:p>0,037770</text:p>
          </table:table-cell>
          <table:table-cell table:style-name="ce60" table:formula="of:=[.AD7]*[.$G7]" office:value-type="float" office:value="0.0329560160869336">
            <text:p>0,032956</text:p>
          </table:table-cell>
          <table:table-cell table:style-name="ce60" table:formula="of:=[.AE7]*[.$G7]" office:value-type="float" office:value="0.0377702534571619">
            <text:p>0,037770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8" table:number-columns-repeated="2"/>
          <table:table-cell table:style-name="ce60" table:formula="of:=[.K8]*[.$G8]" office:value-type="float" office:value="0.00445454868454936">
            <text:p>0,004455</text:p>
          </table:table-cell>
          <table:table-cell table:style-name="ce60" table:formula="of:=[.L8]*[.$G8]" office:value-type="float" office:value="0.0125151605899244">
            <text:p>0,012515</text:p>
          </table:table-cell>
          <table:table-cell table:style-name="ce60" table:formula="of:=[.M8]*[.$G8]" office:value-type="float" office:value="0.0622913674816691">
            <text:p>0,062291</text:p>
          </table:table-cell>
          <table:table-cell table:style-name="ce60" table:formula="of:=[.N8]*[.$G8]" office:value-type="float" office:value="0.0325695745472731">
            <text:p>0,032570</text:p>
          </table:table-cell>
          <table:table-cell table:style-name="ce65"/>
          <table:table-cell table:style-name="ce60" table:formula="of:=[.P8]*[.$G8]" office:value-type="float" office:value="0.0557694792189463">
            <text:p>0,055769</text:p>
          </table:table-cell>
          <table:table-cell table:style-name="ce60" table:formula="of:=[.Q8]*[.$G8]" office:value-type="float" office:value="0.0442334734556155">
            <text:p>0,044233</text:p>
          </table:table-cell>
          <table:table-cell table:style-name="ce60" table:formula="of:=[.R8]*[.$G8]" office:value-type="float" office:value="0.0474916952937963">
            <text:p>0,047492</text:p>
          </table:table-cell>
          <table:table-cell table:style-name="ce60" table:formula="of:=[.S8]*[.$G8]" office:value-type="float" office:value="0.0474916952937963">
            <text:p>0,047492</text:p>
          </table:table-cell>
          <table:table-cell/>
          <table:table-cell table:style-name="ce60"/>
          <table:table-cell table:style-name="ce60" table:formula="of:=[.V8]*[.$G8]" office:value-type="float" office:value="0.0639015871777731">
            <text:p>0,063902</text:p>
          </table:table-cell>
          <table:table-cell table:style-name="ce60" table:formula="of:=[.W8]*[.$G8]" office:value-type="float" office:value="0.0329618917527227">
            <text:p>0,032962</text:p>
          </table:table-cell>
          <table:table-cell table:style-name="ce65"/>
          <table:table-cell table:style-name="ce60" table:formula="of:=[.Y8]*[.$G8]" office:value-type="float" office:value="0.00445745862250878">
            <text:p>0,004457</text:p>
          </table:table-cell>
          <table:table-cell table:style-name="ce60" table:formula="of:=[.Z8]*[.$G8]" office:value-type="float" office:value="0.0355458006868664">
            <text:p>0,035546</text:p>
          </table:table-cell>
          <table:table-cell table:style-name="ce60" table:formula="of:=[.AA8]*[.$G8]" office:value-type="float" office:value="0.0375454817697731">
            <text:p>0,037545</text:p>
          </table:table-cell>
          <table:table-cell table:style-name="ce60" table:formula="of:=[.AB8]*[.$G8]" office:value-type="float" office:value="0.0482046440812693">
            <text:p>0,048205</text:p>
          </table:table-cell>
          <table:table-cell table:style-name="ce60" table:formula="of:=[.AC8]*[.$G8]" office:value-type="float" office:value="0.0375454817697731">
            <text:p>0,037545</text:p>
          </table:table-cell>
          <table:table-cell table:style-name="ce60" table:formula="of:=[.AD8]*[.$G8]" office:value-type="float" office:value="0.0347469408439967">
            <text:p>0,034747</text:p>
          </table:table-cell>
          <table:table-cell table:style-name="ce60" table:formula="of:=[.AE8]*[.$G8]" office:value-type="float" office:value="0.0375454817697731">
            <text:p>0,037545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6" table:formula="of:=[.G9]+[.G10]+[.G11]" office:value-type="percentage" office:value="0.0763772141037563">
            <text:p>7,6377%</text:p>
          </table:table-cell>
          <table:table-cell table:style-name="ce37"/>
          <table:table-cell table:style-name="ce48" table:formula="of:=[.K11]/[.K9]*([.I9]+[.I10]+[.I11])" office:value-type="float" office:value="186.607142857143">
            <text:p>186,6071</text:p>
          </table:table-cell>
          <table:table-cell table:style-name="ce48" table:formula="of:=[.L11]/[.L9]*([.J9]+[.J10]+[.J11])" office:value-type="float" office:value="270.188914027149">
            <text:p>270,1889</text:p>
          </table:table-cell>
          <table:table-cell table:style-name="ce60" table:formula="of:=[.K9]*[.$G9]" office:value-type="float" office:value="0.00502651650484655">
            <text:p>0,005027</text:p>
          </table:table-cell>
          <table:table-cell table:style-name="ce60" table:formula="of:=[.L9]*[.$G9]" office:value-type="float" office:value="0.00595181963900812">
            <text:p>0,005952</text:p>
          </table:table-cell>
          <table:table-cell table:style-name="ce60" table:formula="of:=[.M9]*[.$G9]" office:value-type="float" office:value="0.0197470291261828">
            <text:p>0,019747</text:p>
          </table:table-cell>
          <table:table-cell table:style-name="ce60" table:formula="of:=[.N9]*[.$G9]" office:value-type="float" office:value="0.0181386268589425">
            <text:p>0,018139</text:p>
          </table:table-cell>
          <table:table-cell table:style-name="ce65"/>
          <table:table-cell table:style-name="ce60" table:formula="of:=[.P9]*[.$G9]" office:value-type="float" office:value="0.0205273532192184">
            <text:p>0,020527</text:p>
          </table:table-cell>
          <table:table-cell table:style-name="ce60" table:formula="of:=[.Q9]*[.$G9]" office:value-type="float" office:value="0.0193204017408543">
            <text:p>0,019320</text:p>
          </table:table-cell>
          <table:table-cell table:style-name="ce60" table:formula="of:=[.R9]*[.$G9]" office:value-type="float" office:value="0.0215721125833609">
            <text:p>0,021572</text:p>
          </table:table-cell>
          <table:table-cell table:style-name="ce60" table:formula="of:=[.S9]*[.$G9]" office:value-type="float" office:value="0.0215721125833609">
            <text:p>0,021572</text:p>
          </table:table-cell>
          <table:table-cell/>
          <table:table-cell table:style-name="ce60"/>
          <table:table-cell table:style-name="ce60" table:formula="of:=[.V9]*[.$G9]" office:value-type="float" office:value="0.0241378107032377">
            <text:p>0,024138</text:p>
          </table:table-cell>
          <table:table-cell table:style-name="ce60" table:formula="of:=[.W9]*[.$G9]" office:value-type="float" office:value="0.0220731498986531">
            <text:p>0,022073</text:p>
          </table:table-cell>
          <table:table-cell table:style-name="ce65"/>
          <table:table-cell table:style-name="ce60" table:formula="of:=[.Y9]*[.$G9]" office:value-type="float" office:value="0.00499116308571499">
            <text:p>0,004991</text:p>
          </table:table-cell>
          <table:table-cell table:style-name="ce60" table:formula="of:=[.Z9]*[.$G9]" office:value-type="float" office:value="0.014942516221178">
            <text:p>0,014943</text:p>
          </table:table-cell>
          <table:table-cell table:style-name="ce60" table:formula="of:=[.AA9]*[.$G9]" office:value-type="float" office:value="0.0170542524271579">
            <text:p>0,017054</text:p>
          </table:table-cell>
          <table:table-cell table:style-name="ce60" table:formula="of:=[.AB9]*[.$G9]" office:value-type="float" office:value="0.0161039494427771">
            <text:p>0,016104</text:p>
          </table:table-cell>
          <table:table-cell table:style-name="ce60" table:formula="of:=[.AC9]*[.$G9]" office:value-type="float" office:value="0.0170542524271579">
            <text:p>0,017054</text:p>
          </table:table-cell>
          <table:table-cell table:style-name="ce60" table:formula="of:=[.AD9]*[.$G9]" office:value-type="float" office:value="0.0147434285892013">
            <text:p>0,014743</text:p>
          </table:table-cell>
          <table:table-cell table:style-name="ce60" table:formula="of:=[.AE9]*[.$G9]" office:value-type="float" office:value="0.0170542524271579">
            <text:p>0,017054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9" table:formula="of:=[.K11]/[.K9]*[.G29]" office:value-type="float" office:value="0.0925489201512352">
            <text:p>0,0925</text:p>
          </table:table-cell>
          <table:table-cell table:style-name="ce49" table:formula="of:=[.L11]/[.L9]*[.G29]" office:value-type="float" office:value="0.0901147446948163">
            <text:p>0,0901</text:p>
          </table:table-cell>
          <table:table-cell table:style-name="ce60" table:formula="of:=[.K10]*[.$G10]" office:value-type="float" office:value="0.000673156274560089">
            <text:p>0,000673</text:p>
          </table:table-cell>
          <table:table-cell table:style-name="ce60" table:formula="of:=[.L10]*[.$G10]" office:value-type="float" office:value="0.00499013673097806">
            <text:p>0,004990</text:p>
          </table:table-cell>
          <table:table-cell table:style-name="ce60" table:formula="of:=[.M10]*[.$G10]" office:value-type="float" office:value="0.0180222293507224">
            <text:p>0,018022</text:p>
          </table:table-cell>
          <table:table-cell table:style-name="ce60" table:formula="of:=[.N10]*[.$G10]" office:value-type="float" office:value="0.00973832743863597">
            <text:p>0,009738</text:p>
          </table:table-cell>
          <table:table-cell table:style-name="ce65"/>
          <table:table-cell table:style-name="ce60" table:formula="of:=[.P10]*[.$G10]" office:value-type="float" office:value="0.0131979837021272">
            <text:p>0,013198</text:p>
          </table:table-cell>
          <table:table-cell table:style-name="ce60" table:formula="of:=[.Q10]*[.$G10]" office:value-type="float" office:value="0.0118014995759102">
            <text:p>0,011801</text:p>
          </table:table-cell>
          <table:table-cell table:style-name="ce60" table:formula="of:=[.R10]*[.$G10]" office:value-type="float" office:value="0.0131979837021272">
            <text:p>0,013198</text:p>
          </table:table-cell>
          <table:table-cell table:style-name="ce60" table:formula="of:=[.S10]*[.$G10]" office:value-type="float" office:value="0.0131979837021272">
            <text:p>0,013198</text:p>
          </table:table-cell>
          <table:table-cell/>
          <table:table-cell table:style-name="ce60"/>
          <table:table-cell table:style-name="ce60" table:formula="of:=[.V10]*[.$G10]" office:value-type="float" office:value="0.0172989582043262">
            <text:p>0,017299</text:p>
          </table:table-cell>
          <table:table-cell table:style-name="ce60" table:formula="of:=[.W10]*[.$G10]" office:value-type="float" office:value="0.0165611573997098">
            <text:p>0,016561</text:p>
          </table:table-cell>
          <table:table-cell table:style-name="ce65"/>
          <table:table-cell table:style-name="ce60" table:formula="of:=[.Y10]*[.$G10]" office:value-type="float" office:value="0.000691991171524631">
            <text:p>0,000692</text:p>
          </table:table-cell>
          <table:table-cell table:style-name="ce60" table:formula="of:=[.Z10]*[.$G10]" office:value-type="float" office:value="0.00895337140889914">
            <text:p>0,008953</text:p>
          </table:table-cell>
          <table:table-cell table:style-name="ce60" table:formula="of:=[.AA10]*[.$G10]" office:value-type="float" office:value="0.0104339222556814">
            <text:p>0,010434</text:p>
          </table:table-cell>
          <table:table-cell table:style-name="ce60" table:formula="of:=[.AB10]*[.$G10]" office:value-type="float" office:value="0.0104339222556814">
            <text:p>0,010434</text:p>
          </table:table-cell>
          <table:table-cell table:style-name="ce60" table:formula="of:=[.AC10]*[.$G10]" office:value-type="float" office:value="0.0104339222556814">
            <text:p>0,010434</text:p>
          </table:table-cell>
          <table:table-cell table:style-name="ce60" table:formula="of:=[.AD10]*[.$G10]" office:value-type="float" office:value="0.00890259149403209">
            <text:p>0,008903</text:p>
          </table:table-cell>
          <table:table-cell table:style-name="ce60" table:formula="of:=[.AE10]*[.$G10]" office:value-type="float" office:value="0.0104339222556814">
            <text:p>0,010434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8" table:number-columns-repeated="2"/>
          <table:table-cell table:style-name="ce60" table:formula="of:=[.K11]*[.$G11]" office:value-type="float" office:value="0.00382158298894245">
            <text:p>0,003822</text:p>
          </table:table-cell>
          <table:table-cell table:style-name="ce60" table:formula="of:=[.L11]*[.$G11]" office:value-type="float" office:value="0.00440606038725128">
            <text:p>0,004406</text:p>
          </table:table-cell>
          <table:table-cell table:style-name="ce60" table:formula="of:=[.M11]*[.$G11]" office:value-type="float" office:value="0.0197957998827219">
            <text:p>0,019796</text:p>
          </table:table-cell>
          <table:table-cell table:style-name="ce60" table:formula="of:=[.N11]*[.$G11]" office:value-type="float" office:value="0.00629437198178757">
            <text:p>0,006294</text:p>
          </table:table-cell>
          <table:table-cell table:style-name="ce65"/>
          <table:table-cell table:style-name="ce60" table:formula="of:=[.P11]*[.$G11]" office:value-type="float" office:value="0.0131661375368198">
            <text:p>0,013166</text:p>
          </table:table-cell>
          <table:table-cell table:style-name="ce60" table:formula="of:=[.Q11]*[.$G11]" office:value-type="float" office:value="0.0110704690285949">
            <text:p>0,011070</text:p>
          </table:table-cell>
          <table:table-cell table:style-name="ce60" table:formula="of:=[.R11]*[.$G11]" office:value-type="float" office:value="0.013535095293181">
            <text:p>0,013535</text:p>
          </table:table-cell>
          <table:table-cell table:style-name="ce60" table:formula="of:=[.S11]*[.$G11]" office:value-type="float" office:value="0.00957075765562446">
            <text:p>0,009571</text:p>
          </table:table-cell>
          <table:table-cell/>
          <table:table-cell table:style-name="ce60"/>
          <table:table-cell table:style-name="ce60" table:formula="of:=[.V11]*[.$G11]" office:value-type="float" office:value="0.0137298552224008">
            <text:p>0,013730</text:p>
          </table:table-cell>
          <table:table-cell table:style-name="ce60" table:formula="of:=[.W11]*[.$G11]" office:value-type="float" office:value="0.0112235824843669">
            <text:p>0,011224</text:p>
          </table:table-cell>
          <table:table-cell table:style-name="ce65"/>
          <table:table-cell table:style-name="ce60" table:formula="of:=[.Y11]*[.$G11]" office:value-type="float" office:value="0.00378485415157069">
            <text:p>0,003785</text:p>
          </table:table-cell>
          <table:table-cell table:style-name="ce60" table:formula="of:=[.Z11]*[.$G11]" office:value-type="float" office:value="0.00855270536533019">
            <text:p>0,008553</text:p>
          </table:table-cell>
          <table:table-cell table:style-name="ce60" table:formula="of:=[.AA11]*[.$G11]" office:value-type="float" office:value="0.00642025967654148">
            <text:p>0,006420</text:p>
          </table:table-cell>
          <table:table-cell table:style-name="ce60" table:formula="of:=[.AB11]*[.$G11]" office:value-type="float" office:value="0.0107039143860534">
            <text:p>0,010704</text:p>
          </table:table-cell>
          <table:table-cell table:style-name="ce60" table:formula="of:=[.AC11]*[.$G11]" office:value-type="float" office:value="0.0107004323690388">
            <text:p>0,010700</text:p>
          </table:table-cell>
          <table:table-cell table:style-name="ce60" table:formula="of:=[.AD11]*[.$G11]" office:value-type="float" office:value="0.00809051147909254">
            <text:p>0,008091</text:p>
          </table:table-cell>
          <table:table-cell table:style-name="ce60" table:formula="of:=[.AE11]*[.$G11]" office:value-type="float" office:value="0.00642025967654148">
            <text:p>0,006420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6" table:formula="of:=[.G12]+[.G13]+[.G14]" office:value-type="percentage" office:value="0.141767414788038">
            <text:p>14,1767%</text:p>
          </table:table-cell>
          <table:table-cell table:style-name="ce37"/>
          <table:table-cell table:style-name="ce48" table:formula="of:=[.K14]/[.K12]*([.I12]+[.I13]+[.I14])" office:value-type="float" office:value="662.97">
            <text:p>662,9700</text:p>
          </table:table-cell>
          <table:table-cell table:style-name="ce48" table:formula="of:=[.L14]/[.L12]*([.J12]+[.J13]+[.J14])" office:value-type="float" office:value="1178.26923076923">
            <text:p>1178,2692</text:p>
          </table:table-cell>
          <table:table-cell table:style-name="ce60" table:formula="of:=[.K12]*[.$G12]" office:value-type="float" office:value="0.00173350623920353">
            <text:p>0,001734</text:p>
          </table:table-cell>
          <table:table-cell table:style-name="ce60" table:formula="of:=[.L12]*[.$G12]" office:value-type="float" office:value="0.00208020748704424">
            <text:p>0,002080</text:p>
          </table:table-cell>
          <table:table-cell table:style-name="ce60" table:formula="of:=[.M12]*[.$G12]" office:value-type="float" office:value="0.0410154117728535">
            <text:p>0,041015</text:p>
          </table:table-cell>
          <table:table-cell table:style-name="ce60" table:formula="of:=[.N12]*[.$G12]" office:value-type="float" office:value="0.0415597008629565">
            <text:p>0,041560</text:p>
          </table:table-cell>
          <table:table-cell table:style-name="ce65"/>
          <table:table-cell table:style-name="ce60" table:formula="of:=[.P12]*[.$G12]" office:value-type="float" office:value="0.0308816172994467">
            <text:p>0,030882</text:p>
          </table:table-cell>
          <table:table-cell table:style-name="ce60" table:formula="of:=[.Q12]*[.$G12]" office:value-type="float" office:value="0.0322026994995258">
            <text:p>0,032203</text:p>
          </table:table-cell>
          <table:table-cell table:style-name="ce60" table:formula="of:=[.R12]*[.$G12]" office:value-type="float" office:value="0.0308816172994467">
            <text:p>0,030882</text:p>
          </table:table-cell>
          <table:table-cell table:style-name="ce60" table:formula="of:=[.S12]*[.$G12]" office:value-type="float" office:value="0.0255831693872417">
            <text:p>0,025583</text:p>
          </table:table-cell>
          <table:table-cell/>
          <table:table-cell table:style-name="ce60"/>
          <table:table-cell table:style-name="ce60" table:formula="of:=[.V12]*[.$G12]" office:value-type="float" office:value="0.0479492063883056">
            <text:p>0,047949</text:p>
          </table:table-cell>
          <table:table-cell table:style-name="ce60" table:formula="of:=[.W12]*[.$G12]" office:value-type="float" office:value="0.0394778340448252">
            <text:p>0,039478</text:p>
          </table:table-cell>
          <table:table-cell table:style-name="ce65"/>
          <table:table-cell table:style-name="ce60" table:formula="of:=[.Y12]*[.$G12]" office:value-type="float" office:value="0.00172724098284641">
            <text:p>0,001727</text:p>
          </table:table-cell>
          <table:table-cell table:style-name="ce60" table:formula="of:=[.Z12]*[.$G12]" office:value-type="float" office:value="0.024922732675987">
            <text:p>0,024923</text:p>
          </table:table-cell>
          <table:table-cell table:style-name="ce60" table:formula="of:=[.AA12]*[.$G12]" office:value-type="float" office:value="0.0171617124500601">
            <text:p>0,017162</text:p>
          </table:table-cell>
          <table:table-cell table:style-name="ce60" table:formula="of:=[.AB12]*[.$G12]" office:value-type="float" office:value="0.0229268507223144">
            <text:p>0,022927</text:p>
          </table:table-cell>
          <table:table-cell table:style-name="ce60" table:formula="of:=[.AC12]*[.$G12]" office:value-type="float" office:value="0.0286028529468583">
            <text:p>0,028603</text:p>
          </table:table-cell>
          <table:table-cell table:style-name="ce60" table:formula="of:=[.AD12]*[.$G12]" office:value-type="float" office:value="0.0249848715457781">
            <text:p>0,024985</text:p>
          </table:table-cell>
          <table:table-cell table:style-name="ce60" table:formula="of:=[.AE12]*[.$G12]" office:value-type="float" office:value="0.0171617124500601">
            <text:p>0,017162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9" table:formula="of:=[.K14]/[.K12]*[.G32]" office:value-type="float" office:value="0.327482728160369">
            <text:p>0,3275</text:p>
          </table:table-cell>
          <table:table-cell table:style-name="ce49" table:formula="of:=[.L14]/[.L12]*[.G32]" office:value-type="float" office:value="0.299892608205465">
            <text:p>0,2999</text:p>
          </table:table-cell>
          <table:table-cell table:style-name="ce60" table:formula="of:=[.K13]*[.$G13]" office:value-type="float" office:value="0.00309868653001808">
            <text:p>0,003099</text:p>
          </table:table-cell>
          <table:table-cell table:style-name="ce60" table:formula="of:=[.L13]*[.$G13]" office:value-type="float" office:value="0.00545549176118262">
            <text:p>0,005455</text:p>
          </table:table-cell>
          <table:table-cell table:style-name="ce60" table:formula="of:=[.M13]*[.$G13]" office:value-type="float" office:value="0.0476703732117999">
            <text:p>0,047670</text:p>
          </table:table-cell>
          <table:table-cell table:style-name="ce60" table:formula="of:=[.N13]*[.$G13]" office:value-type="float" office:value="0.0393294828809987">
            <text:p>0,039329</text:p>
          </table:table-cell>
          <table:table-cell table:style-name="ce65"/>
          <table:table-cell table:style-name="ce60" table:formula="of:=[.P13]*[.$G13]" office:value-type="float" office:value="0.0435145753951044">
            <text:p>0,043515</text:p>
          </table:table-cell>
          <table:table-cell table:style-name="ce60" table:formula="of:=[.Q13]*[.$G13]" office:value-type="float" office:value="0.0371147164549171">
            <text:p>0,037115</text:p>
          </table:table-cell>
          <table:table-cell table:style-name="ce60" table:formula="of:=[.R13]*[.$G13]" office:value-type="float" office:value="0.0484046839992813">
            <text:p>0,048405</text:p>
          </table:table-cell>
          <table:table-cell table:style-name="ce60" table:formula="of:=[.S13]*[.$G13]" office:value-type="float" office:value="0.039522258996517">
            <text:p>0,039522</text:p>
          </table:table-cell>
          <table:table-cell/>
          <table:table-cell table:style-name="ce60"/>
          <table:table-cell table:style-name="ce60" table:formula="of:=[.V13]*[.$G13]" office:value-type="float" office:value="0.0519772609967638">
            <text:p>0,051977</text:p>
          </table:table-cell>
          <table:table-cell table:style-name="ce60" table:formula="of:=[.W13]*[.$G13]" office:value-type="float" office:value="0.0365497485164802">
            <text:p>0,036550</text:p>
          </table:table-cell>
          <table:table-cell table:style-name="ce65"/>
          <table:table-cell table:style-name="ce60" table:formula="of:=[.Y13]*[.$G13]" office:value-type="float" office:value="0.00311259179887826">
            <text:p>0,003113</text:p>
          </table:table-cell>
          <table:table-cell table:style-name="ce60" table:formula="of:=[.Z13]*[.$G13]" office:value-type="float" office:value="0.0297732052362285">
            <text:p>0,029773</text:p>
          </table:table-cell>
          <table:table-cell table:style-name="ce60" table:formula="of:=[.AA13]*[.$G13]" office:value-type="float" office:value="0.0312450891776823">
            <text:p>0,031245</text:p>
          </table:table-cell>
          <table:table-cell table:style-name="ce60" table:formula="of:=[.AB13]*[.$G13]" office:value-type="float" office:value="0.0374332053933981">
            <text:p>0,037433</text:p>
          </table:table-cell>
          <table:table-cell table:style-name="ce60" table:formula="of:=[.AC13]*[.$G13]" office:value-type="float" office:value="0.0437431241038142">
            <text:p>0,043743</text:p>
          </table:table-cell>
          <table:table-cell table:style-name="ce60" table:formula="of:=[.AD13]*[.$G13]" office:value-type="float" office:value="0.029371665614103">
            <text:p>0,029372</text:p>
          </table:table-cell>
          <table:table-cell table:style-name="ce60" table:formula="of:=[.AE13]*[.$G13]" office:value-type="float" office:value="0.0312450891776823">
            <text:p>0,031245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8" table:number-columns-repeated="2"/>
          <table:table-cell table:style-name="ce60" table:formula="of:=[.K14]*[.$G14]" office:value-type="float" office:value="0.001545007137727">
            <text:p>0,001545</text:p>
          </table:table-cell>
          <table:table-cell table:style-name="ce60" table:formula="of:=[.L14]*[.$G14]" office:value-type="float" office:value="0.00169781004145824">
            <text:p>0,001698</text:p>
          </table:table-cell>
          <table:table-cell table:style-name="ce60" table:formula="of:=[.M14]*[.$G14]" office:value-type="float" office:value="0.017832627322866">
            <text:p>0,017833</text:p>
          </table:table-cell>
          <table:table-cell table:style-name="ce60" table:formula="of:=[.N14]*[.$G14]" office:value-type="float" office:value="0.0154905695984424">
            <text:p>0,015491</text:p>
          </table:table-cell>
          <table:table-cell table:style-name="ce65"/>
          <table:table-cell table:style-name="ce60" table:formula="of:=[.P14]*[.$G14]" office:value-type="float" office:value="0.0145134779195474">
            <text:p>0,014513</text:p>
          </table:table-cell>
          <table:table-cell table:style-name="ce60" table:formula="of:=[.Q14]*[.$G14]" office:value-type="float" office:value="0.0134655378279896">
            <text:p>0,013466</text:p>
          </table:table-cell>
          <table:table-cell table:style-name="ce60" table:formula="of:=[.R14]*[.$G14]" office:value-type="float" office:value="0.0139592615890704">
            <text:p>0,013959</text:p>
          </table:table-cell>
          <table:table-cell table:style-name="ce60" table:formula="of:=[.S14]*[.$G14]" office:value-type="float" office:value="0.0139592615890704">
            <text:p>0,013959</text:p>
          </table:table-cell>
          <table:table-cell/>
          <table:table-cell table:style-name="ce60"/>
          <table:table-cell table:style-name="ce60" table:formula="of:=[.V14]*[.$G14]" office:value-type="float" office:value="0.018432304720616">
            <text:p>0,018432</text:p>
          </table:table-cell>
          <table:table-cell table:style-name="ce60" table:formula="of:=[.W14]*[.$G14]" office:value-type="float" office:value="0.0127816650013111">
            <text:p>0,012782</text:p>
          </table:table-cell>
          <table:table-cell table:style-name="ce65"/>
          <table:table-cell table:style-name="ce60" table:formula="of:=[.Y14]*[.$G14]" office:value-type="float" office:value="0.00155013777101752">
            <text:p>0,001550</text:p>
          </table:table-cell>
          <table:table-cell table:style-name="ce60" table:formula="of:=[.Z14]*[.$G14]" office:value-type="float" office:value="0.0108248379649182">
            <text:p>0,010825</text:p>
          </table:table-cell>
          <table:table-cell table:style-name="ce60" table:formula="of:=[.AA14]*[.$G14]" office:value-type="float" office:value="0.0110357652694786">
            <text:p>0,011036</text:p>
          </table:table-cell>
          <table:table-cell table:style-name="ce60" table:formula="of:=[.AB14]*[.$G14]" office:value-type="float" office:value="0.0123204701853578">
            <text:p>0,012320</text:p>
          </table:table-cell>
          <table:table-cell table:style-name="ce60" table:formula="of:=[.AC14]*[.$G14]" office:value-type="float" office:value="0.0110357652694786">
            <text:p>0,011036</text:p>
          </table:table-cell>
          <table:table-cell table:style-name="ce60" table:formula="of:=[.AD14]*[.$G14]" office:value-type="float" office:value="0.0107118614226985">
            <text:p>0,010712</text:p>
          </table:table-cell>
          <table:table-cell table:style-name="ce60" table:formula="of:=[.AE14]*[.$G14]" office:value-type="float" office:value="0.0110357652694786">
            <text:p>0,011036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6" table:formula="of:=[.G15]+[.G16]+[.G17]" office:value-type="percentage" office:value="0.287145773619445">
            <text:p>28,7146%</text:p>
          </table:table-cell>
          <table:table-cell table:style-name="ce37"/>
          <table:table-cell table:style-name="ce48" table:formula="of:=[.K17]/[.K15]*([.I15]+[.I16]+[.I17])" office:value-type="float" office:value="691.923913043482">
            <text:p>691,9239</text:p>
          </table:table-cell>
          <table:table-cell table:style-name="ce48" table:formula="of:=[.L17]/[.L15]*([.J15]+[.J16]+[.J17])" office:value-type="float" office:value="1423.80459351076">
            <text:p>1423,8046</text:p>
          </table:table-cell>
          <table:table-cell table:style-name="ce60" table:formula="of:=[.K15]*[.$G15]" office:value-type="float" office:value="0.0170378317546462">
            <text:p>0,017038</text:p>
          </table:table-cell>
          <table:table-cell table:style-name="ce60" table:formula="of:=[.L15]*[.$G15]" office:value-type="float" office:value="0.013349011694653">
            <text:p>0,013349</text:p>
          </table:table-cell>
          <table:table-cell table:style-name="ce60" table:formula="of:=[.M15]*[.$G15]" office:value-type="float" office:value="0.0974695669751309">
            <text:p>0,097470</text:p>
          </table:table-cell>
          <table:table-cell table:style-name="ce60" table:formula="of:=[.N15]*[.$G15]" office:value-type="float" office:value="0.0871546906087466">
            <text:p>0,087155</text:p>
          </table:table-cell>
          <table:table-cell table:style-name="ce65"/>
          <table:table-cell table:style-name="ce60" table:formula="of:=[.P15]*[.$G15]" office:value-type="float" office:value="0.0859602824417492">
            <text:p>0,085960</text:p>
          </table:table-cell>
          <table:table-cell table:style-name="ce60" table:formula="of:=[.Q15]*[.$G15]" office:value-type="float" office:value="0.0759757475620349">
            <text:p>0,075976</text:p>
          </table:table-cell>
          <table:table-cell table:style-name="ce60" table:formula="of:=[.R15]*[.$G15]" office:value-type="float" office:value="0.0798805172339206">
            <text:p>0,079881</text:p>
          </table:table-cell>
          <table:table-cell table:style-name="ce60" table:formula="of:=[.S15]*[.$G15]" office:value-type="float" office:value="0.0798805172339206">
            <text:p>0,079881</text:p>
          </table:table-cell>
          <table:table-cell/>
          <table:table-cell table:style-name="ce60"/>
          <table:table-cell table:style-name="ce60" table:formula="of:=[.V15]*[.$G15]" office:value-type="float" office:value="0.0882000566091657">
            <text:p>0,088200</text:p>
          </table:table-cell>
          <table:table-cell table:style-name="ce60" table:formula="of:=[.W15]*[.$G15]" office:value-type="float" office:value="0.0564572899202005">
            <text:p>0,056457</text:p>
          </table:table-cell>
          <table:table-cell table:style-name="ce65"/>
          <table:table-cell table:style-name="ce60" table:formula="of:=[.Y15]*[.$G15]" office:value-type="float" office:value="0.0170255144945236">
            <text:p>0,017026</text:p>
          </table:table-cell>
          <table:table-cell table:style-name="ce60" table:formula="of:=[.Z15]*[.$G15]" office:value-type="float" office:value="0.0617669745937411">
            <text:p>0,061767</text:p>
          </table:table-cell>
          <table:table-cell table:style-name="ce60" table:formula="of:=[.AA15]*[.$G15]" office:value-type="float" office:value="0.0631510937862431">
            <text:p>0,063151</text:p>
          </table:table-cell>
          <table:table-cell table:style-name="ce60" table:formula="of:=[.AB15]*[.$G15]" office:value-type="float" office:value="0.0725258550169794">
            <text:p>0,072526</text:p>
          </table:table-cell>
          <table:table-cell table:style-name="ce60" table:formula="of:=[.AC15]*[.$G15]" office:value-type="float" office:value="0.0631510937862431">
            <text:p>0,063151</text:p>
          </table:table-cell>
          <table:table-cell table:style-name="ce60" table:formula="of:=[.AD15]*[.$G15]" office:value-type="float" office:value="0.0600907204634567">
            <text:p>0,060091</text:p>
          </table:table-cell>
          <table:table-cell table:style-name="ce60" table:formula="of:=[.AE15]*[.$G15]" office:value-type="float" office:value="0.0631510937862431">
            <text:p>0,063151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9" table:formula="of:=[.K17]/[.K15]*[.G35]" office:value-type="float" office:value="0.30899382161223">
            <text:p>0,3090</text:p>
          </table:table-cell>
          <table:table-cell table:style-name="ce49" table:formula="of:=[.L17]/[.L15]*[.G35]" office:value-type="float" office:value="0.463536815744405">
            <text:p>0,4635</text:p>
          </table:table-cell>
          <table:table-cell table:style-name="ce60" table:formula="of:=[.K16]*[.$G16]" office:value-type="float" office:value="0.0135502132881745">
            <text:p>0,013550</text:p>
          </table:table-cell>
          <table:table-cell table:style-name="ce60" table:formula="of:=[.L16]*[.$G16]" office:value-type="float" office:value="0.0110582993824023">
            <text:p>0,011058</text:p>
          </table:table-cell>
          <table:table-cell table:style-name="ce60" table:formula="of:=[.M16]*[.$G16]" office:value-type="float" office:value="0.0791784619159703">
            <text:p>0,079178</text:p>
          </table:table-cell>
          <table:table-cell table:style-name="ce60" table:formula="of:=[.N16]*[.$G16]" office:value-type="float" office:value="0.0610750041681922">
            <text:p>0,061075</text:p>
          </table:table-cell>
          <table:table-cell table:style-name="ce65"/>
          <table:table-cell table:style-name="ce60" table:formula="of:=[.P16]*[.$G16]" office:value-type="float" office:value="0.0676532762109519">
            <text:p>0,067653</text:p>
          </table:table-cell>
          <table:table-cell table:style-name="ce60" table:formula="of:=[.Q16]*[.$G16]" office:value-type="float" office:value="0.0565197142536751">
            <text:p>0,056520</text:p>
          </table:table-cell>
          <table:table-cell table:style-name="ce60" table:formula="of:=[.R16]*[.$G16]" office:value-type="float" office:value="0.0718568889904692">
            <text:p>0,071857</text:p>
          </table:table-cell>
          <table:table-cell table:style-name="ce60" table:formula="of:=[.S16]*[.$G16]" office:value-type="float" office:value="0.0586709041919881">
            <text:p>0,058671</text:p>
          </table:table-cell>
          <table:table-cell/>
          <table:table-cell table:style-name="ce60"/>
          <table:table-cell table:style-name="ce60" table:formula="of:=[.V16]*[.$G16]" office:value-type="float" office:value="0.073718419349843">
            <text:p>0,073718</text:p>
          </table:table-cell>
          <table:table-cell table:style-name="ce60" table:formula="of:=[.W16]*[.$G16]" office:value-type="float" office:value="0.0452848541135576">
            <text:p>0,045285</text:p>
          </table:table-cell>
          <table:table-cell table:style-name="ce65"/>
          <table:table-cell table:style-name="ce60" table:formula="of:=[.Y16]*[.$G16]" office:value-type="float" office:value="0.0135568916413441">
            <text:p>0,013557</text:p>
          </table:table-cell>
          <table:table-cell table:style-name="ce60" table:formula="of:=[.Z16]*[.$G16]" office:value-type="float" office:value="0.0468099069425766">
            <text:p>0,046810</text:p>
          </table:table-cell>
          <table:table-cell table:style-name="ce60" table:formula="of:=[.AA16]*[.$G16]" office:value-type="float" office:value="0.0463834224095206">
            <text:p>0,046383</text:p>
          </table:table-cell>
          <table:table-cell table:style-name="ce60" table:formula="of:=[.AB16]*[.$G16]" office:value-type="float" office:value="0.0585000222044307">
            <text:p>0,058500</text:p>
          </table:table-cell>
          <table:table-cell table:style-name="ce60" table:formula="of:=[.AC16]*[.$G16]" office:value-type="float" office:value="0.0649367902674618">
            <text:p>0,064937</text:p>
          </table:table-cell>
          <table:table-cell table:style-name="ce60" table:formula="of:=[.AD16]*[.$G16]" office:value-type="float" office:value="0.0448091277535746">
            <text:p>0,044809</text:p>
          </table:table-cell>
          <table:table-cell table:style-name="ce60" table:formula="of:=[.AE16]*[.$G16]" office:value-type="float" office:value="0.0463834224095206">
            <text:p>0,046383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7"/>
          <table:table-cell table:style-name="ce38"/>
          <table:table-cell table:style-name="ce48" table:number-columns-repeated="2"/>
          <table:table-cell table:style-name="ce60" table:formula="of:=[.K17]*[.$G17]" office:value-type="float" office:value="0.0098821075976009">
            <text:p>0,009882</text:p>
          </table:table-cell>
          <table:table-cell table:style-name="ce60" table:formula="of:=[.L17]*[.$G17]" office:value-type="float" office:value="0.0116149890246683">
            <text:p>0,011615</text:p>
          </table:table-cell>
          <table:table-cell table:style-name="ce60" table:formula="of:=[.M17]*[.$G17]" office:value-type="float" office:value="0.0602883004942147">
            <text:p>0,060288</text:p>
          </table:table-cell>
          <table:table-cell table:style-name="ce60" table:formula="of:=[.N17]*[.$G17]" office:value-type="float" office:value="0.040358198382674">
            <text:p>0,040358</text:p>
          </table:table-cell>
          <table:table-cell table:style-name="ce65"/>
          <table:table-cell table:style-name="ce60" table:formula="of:=[.P17]*[.$G17]" office:value-type="float" office:value="0.0471573486696944">
            <text:p>0,047157</text:p>
          </table:table-cell>
          <table:table-cell table:style-name="ce60" table:formula="of:=[.Q17]*[.$G17]" office:value-type="float" office:value="0.0438017597051858">
            <text:p>0,043802</text:p>
          </table:table-cell>
          <table:table-cell table:style-name="ce60" table:formula="of:=[.R17]*[.$G17]" office:value-type="float" office:value="0.0527320169915196">
            <text:p>0,052732</text:p>
          </table:table-cell>
          <table:table-cell table:style-name="ce60" table:formula="of:=[.S17]*[.$G17]" office:value-type="float" office:value="0.0430555115901287">
            <text:p>0,043056</text:p>
          </table:table-cell>
          <table:table-cell/>
          <table:table-cell table:style-name="ce60"/>
          <table:table-cell table:style-name="ce60" table:formula="of:=[.V17]*[.$G17]" office:value-type="float" office:value="0.0522203816260607">
            <text:p>0,052220</text:p>
          </table:table-cell>
          <table:table-cell table:style-name="ce60" table:formula="of:=[.W17]*[.$G17]" office:value-type="float" office:value="0.0269272699184474">
            <text:p>0,026927</text:p>
          </table:table-cell>
          <table:table-cell table:style-name="ce65"/>
          <table:table-cell table:style-name="ce60" table:formula="of:=[.Y17]*[.$G17]" office:value-type="float" office:value="0.0098733044904844">
            <text:p>0,009873</text:p>
          </table:table-cell>
          <table:table-cell table:style-name="ce60" table:formula="of:=[.Z17]*[.$G17]" office:value-type="float" office:value="0.03634978973065">
            <text:p>0,036350</text:p>
          </table:table-cell>
          <table:table-cell table:style-name="ce60" table:formula="of:=[.AA17]*[.$G17]" office:value-type="float" office:value="0.0340383706139586">
            <text:p>0,034038</text:p>
          </table:table-cell>
          <table:table-cell table:style-name="ce60" table:formula="of:=[.AB17]*[.$G17]" office:value-type="float" office:value="0.0408600405646853">
            <text:p>0,040860</text:p>
          </table:table-cell>
          <table:table-cell table:style-name="ce60" table:formula="of:=[.AC17]*[.$G17]" office:value-type="float" office:value="0.047653718048004">
            <text:p>0,047654</text:p>
          </table:table-cell>
          <table:table-cell table:style-name="ce60" table:formula="of:=[.AD17]*[.$G17]" office:value-type="float" office:value="0.0355846960813906">
            <text:p>0,035585</text:p>
          </table:table-cell>
          <table:table-cell table:style-name="ce60" table:formula="of:=[.AE17]*[.$G17]" office:value-type="float" office:value="0.0340383706139586">
            <text:p>0,034038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6" table:formula="of:=[.G18]+[.G19]+[.G20]" office:value-type="percentage" office:value="0.0854389000761555">
            <text:p>8,5439%</text:p>
          </table:table-cell>
          <table:table-cell table:style-name="ce37"/>
          <table:table-cell table:style-name="ce48" table:formula="of:=[.K20]/[.K18]*([.I18]+[.I19]+[.I20])" office:value-type="float" office:value="350.588235294118">
            <text:p>350,5882</text:p>
          </table:table-cell>
          <table:table-cell table:style-name="ce48" table:formula="of:=[.L20]/[.L18]*([.J18]+[.J19]+[.J20])" office:value-type="float" office:value="502.007547169811">
            <text:p>502,0075</text:p>
          </table:table-cell>
          <table:table-cell table:style-name="ce60" table:formula="of:=[.K18]*[.$G18]" office:value-type="float" office:value="0.00732593764917781">
            <text:p>0,007326</text:p>
          </table:table-cell>
          <table:table-cell table:style-name="ce60" table:formula="of:=[.L18]*[.$G18]" office:value-type="float" office:value="0.00805549160594241">
            <text:p>0,008055</text:p>
          </table:table-cell>
          <table:table-cell table:style-name="ce60" table:formula="of:=[.M18]*[.$G18]" office:value-type="float" office:value="0.02589086398103">
            <text:p>0,025891</text:p>
          </table:table-cell>
          <table:table-cell table:style-name="ce60" table:formula="of:=[.N18]*[.$G18]" office:value-type="float" office:value="0.0264773356278489">
            <text:p>0,026477</text:p>
          </table:table-cell>
          <table:table-cell table:style-name="ce65"/>
          <table:table-cell table:style-name="ce60" table:formula="of:=[.P18]*[.$G18]" office:value-type="float" office:value="0.0234727487292326">
            <text:p>0,023473</text:p>
          </table:table-cell>
          <table:table-cell table:style-name="ce60" table:formula="of:=[.Q18]*[.$G18]" office:value-type="float" office:value="0.0229714143399036">
            <text:p>0,022971</text:p>
          </table:table-cell>
          <table:table-cell table:style-name="ce60" table:formula="of:=[.R18]*[.$G18]" office:value-type="float" office:value="0.0231666489665479">
            <text:p>0,023167</text:p>
          </table:table-cell>
          <table:table-cell table:style-name="ce60" table:formula="of:=[.S18]*[.$G18]" office:value-type="float" office:value="0.0231666489665479">
            <text:p>0,023167</text:p>
          </table:table-cell>
          <table:table-cell/>
          <table:table-cell table:style-name="ce60"/>
          <table:table-cell table:style-name="ce60" table:formula="of:=[.V18]*[.$G18]" office:value-type="float" office:value="0.0239008139905379">
            <text:p>0,023901</text:p>
          </table:table-cell>
          <table:table-cell table:style-name="ce60" table:formula="of:=[.W18]*[.$G18]" office:value-type="float" office:value="0.0211194990902316">
            <text:p>0,021119</text:p>
          </table:table-cell>
          <table:table-cell table:style-name="ce65"/>
          <table:table-cell table:style-name="ce60" table:formula="of:=[.Y18]*[.$G18]" office:value-type="float" office:value="0.00731061075177291">
            <text:p>0,007311</text:p>
          </table:table-cell>
          <table:table-cell table:style-name="ce60" table:formula="of:=[.Z18]*[.$G18]" office:value-type="float" office:value="0.01857405568368">
            <text:p>0,018574</text:p>
          </table:table-cell>
          <table:table-cell table:style-name="ce60" table:formula="of:=[.AA18]*[.$G18]" office:value-type="float" office:value="0.0183148441229445">
            <text:p>0,018315</text:p>
          </table:table-cell>
          <table:table-cell table:style-name="ce60" table:formula="of:=[.AB18]*[.$G18]" office:value-type="float" office:value="0.0190009722080529">
            <text:p>0,019001</text:p>
          </table:table-cell>
          <table:table-cell table:style-name="ce60" table:formula="of:=[.AC18]*[.$G18]" office:value-type="float" office:value="0.0183148441229445">
            <text:p>0,018315</text:p>
          </table:table-cell>
          <table:table-cell table:style-name="ce60" table:formula="of:=[.AD18]*[.$G18]" office:value-type="float" office:value="0.0184676055222172">
            <text:p>0,018468</text:p>
          </table:table-cell>
          <table:table-cell table:style-name="ce60" table:formula="of:=[.AE18]*[.$G18]" office:value-type="float" office:value="0.0183148441229445">
            <text:p>0,018315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8"/>
          <table:table-cell table:style-name="ce39"/>
          <table:table-cell table:style-name="ce49" table:formula="of:=[.K20]/[.K18]*[.G38]" office:value-type="float" office:value="0.100516353030771">
            <text:p>0,1005</text:p>
          </table:table-cell>
          <table:table-cell table:style-name="ce49" table:formula="of:=[.L20]/[.L18]*[.G38]" office:value-type="float" office:value="0.116551556141623">
            <text:p>0,1166</text:p>
          </table:table-cell>
          <table:table-cell table:style-name="ce60" table:formula="of:=[.K19]*[.$G19]" office:value-type="float" office:value="0.00720637872626639">
            <text:p>0,007206</text:p>
          </table:table-cell>
          <table:table-cell table:style-name="ce60" table:formula="of:=[.L19]*[.$G19]" office:value-type="float" office:value="0.00857310572607555">
            <text:p>0,008573</text:p>
          </table:table-cell>
          <table:table-cell table:style-name="ce60" table:formula="of:=[.M19]*[.$G19]" office:value-type="float" office:value="0.0222530306037949">
            <text:p>0,022253</text:p>
          </table:table-cell>
          <table:table-cell table:style-name="ce60" table:formula="of:=[.N19]*[.$G19]" office:value-type="float" office:value="0.0190587303006038">
            <text:p>0,019059</text:p>
          </table:table-cell>
          <table:table-cell table:style-name="ce65"/>
          <table:table-cell table:style-name="ce60" table:formula="of:=[.P19]*[.$G19]" office:value-type="float" office:value="0.0188725473900807">
            <text:p>0,018873</text:p>
          </table:table-cell>
          <table:table-cell table:style-name="ce60" table:formula="of:=[.Q19]*[.$G19]" office:value-type="float" office:value="0.0176921281563736">
            <text:p>0,017692</text:p>
          </table:table-cell>
          <table:table-cell table:style-name="ce60" table:formula="of:=[.R19]*[.$G19]" office:value-type="float" office:value="0.0174712373492715">
            <text:p>0,017471</text:p>
          </table:table-cell>
          <table:table-cell table:style-name="ce60" table:formula="of:=[.S19]*[.$G19]" office:value-type="float" office:value="0.0174712373492715">
            <text:p>0,017471</text:p>
          </table:table-cell>
          <table:table-cell/>
          <table:table-cell table:style-name="ce60"/>
          <table:table-cell table:style-name="ce60" table:formula="of:=[.V19]*[.$G19]" office:value-type="float" office:value="0.0206836480479075">
            <text:p>0,020684</text:p>
          </table:table-cell>
          <table:table-cell table:style-name="ce60" table:formula="of:=[.W19]*[.$G19]" office:value-type="float" office:value="0.0193155608986823">
            <text:p>0,019316</text:p>
          </table:table-cell>
          <table:table-cell table:style-name="ce65"/>
          <table:table-cell table:style-name="ce60" table:formula="of:=[.Y19]*[.$G19]" office:value-type="float" office:value="0.00717843906953871">
            <text:p>0,007178</text:p>
          </table:table-cell>
          <table:table-cell table:style-name="ce60" table:formula="of:=[.Z19]*[.$G19]" office:value-type="float" office:value="0.0146567105192255">
            <text:p>0,014657</text:p>
          </table:table-cell>
          <table:table-cell table:style-name="ce60" table:formula="of:=[.AA19]*[.$G19]" office:value-type="float" office:value="0.0138122258920106">
            <text:p>0,013812</text:p>
          </table:table-cell>
          <table:table-cell table:style-name="ce60" table:formula="of:=[.AB19]*[.$G19]" office:value-type="float" office:value="0.0156705908109448">
            <text:p>0,015671</text:p>
          </table:table-cell>
          <table:table-cell table:style-name="ce60" table:formula="of:=[.AC19]*[.$G19]" office:value-type="float" office:value="0.0138122258920106">
            <text:p>0,013812</text:p>
          </table:table-cell>
          <table:table-cell table:style-name="ce60" table:formula="of:=[.AD19]*[.$G19]" office:value-type="float" office:value="0.014300744884285">
            <text:p>0,014301</text:p>
          </table:table-cell>
          <table:table-cell table:style-name="ce60" table:formula="of:=[.AE19]*[.$G19]" office:value-type="float" office:value="0.0138122258920106">
            <text:p>0,013812</text:p>
          </table:table-cell>
          <table:table-cell table:style-name="ce4" table:number-columns-repeated="975"/>
          <table:table-cell table:number-columns-repeated="18"/>
        </table:table-row>
        <table:table-row table:style-name="ro3">
          <table:table-cell table:style-name="ce4" table:number-columns-repeated="4"/>
          <table:table-cell table:style-name="ce3"/>
          <table:table-cell table:style-name="ce16"/>
          <table:table-cell table:style-name="ce28"/>
          <table:table-cell table:style-name="ce39"/>
          <table:table-cell table:style-name="ce4" table:number-columns-repeated="2"/>
          <table:table-cell table:style-name="ce60" table:formula="of:=[.K20]*[.$G20]" office:value-type="float" office:value="0.00498464942264595">
            <text:p>0,004985</text:p>
          </table:table-cell>
          <table:table-cell table:style-name="ce60" table:formula="of:=[.L20]*[.$G20]" office:value-type="float" office:value="0.00635542801387358">
            <text:p>0,006355</text:p>
          </table:table-cell>
          <table:table-cell table:style-name="ce60" table:formula="of:=[.M20]*[.$G20]" office:value-type="float" office:value="0.0173329854923825">
            <text:p>0,017333</text:p>
          </table:table-cell>
          <table:table-cell table:style-name="ce60" table:formula="of:=[.N20]*[.$G20]" office:value-type="float" office:value="0.0128621757423632">
            <text:p>0,012862</text:p>
          </table:table-cell>
          <table:table-cell table:style-name="ce65"/>
          <table:table-cell table:style-name="ce60" table:formula="of:=[.P20]*[.$G20]" office:value-type="float" office:value="0.0147858703743445">
            <text:p>0,014786</text:p>
          </table:table-cell>
          <table:table-cell table:style-name="ce60" table:formula="of:=[.Q20]*[.$G20]" office:value-type="float" office:value="0.0130917589455081">
            <text:p>0,013092</text:p>
          </table:table-cell>
          <table:table-cell table:style-name="ce60" table:formula="of:=[.R20]*[.$G20]" office:value-type="float" office:value="0.0133984186853404">
            <text:p>0,013398</text:p>
          </table:table-cell>
          <table:table-cell table:style-name="ce60" table:formula="of:=[.S20]*[.$G20]" office:value-type="float" office:value="0.0133984186853404">
            <text:p>0,013398</text:p>
          </table:table-cell>
          <table:table-cell/>
          <table:table-cell table:style-name="ce60"/>
          <table:table-cell table:style-name="ce60" table:formula="of:=[.V20]*[.$G20]" office:value-type="float" office:value="0.0135442104583723">
            <text:p>0,013544</text:p>
          </table:table-cell>
          <table:table-cell table:style-name="ce60" table:formula="of:=[.W20]*[.$G20]" office:value-type="float" office:value="0.0115658755904486">
            <text:p>0,011566</text:p>
          </table:table-cell>
          <table:table-cell table:style-name="ce65"/>
          <table:table-cell table:style-name="ce60" table:formula="of:=[.Y20]*[.$G20]" office:value-type="float" office:value="0.00501819042712093">
            <text:p>0,005018</text:p>
          </table:table-cell>
          <table:table-cell table:style-name="ce60" table:formula="of:=[.Z20]*[.$G20]" office:value-type="float" office:value="0.0108237431749205">
            <text:p>0,010824</text:p>
          </table:table-cell>
          <table:table-cell table:style-name="ce60" table:formula="of:=[.AA20]*[.$G20]" office:value-type="float" office:value="0.0105923800231226">
            <text:p>0,010592</text:p>
          </table:table-cell>
          <table:table-cell table:style-name="ce60" table:formula="of:=[.AB20]*[.$G20]" office:value-type="float" office:value="0.0126871696426781">
            <text:p>0,012687</text:p>
          </table:table-cell>
          <table:table-cell table:style-name="ce60" table:formula="of:=[.AC20]*[.$G20]" office:value-type="float" office:value="0.0105923800231226">
            <text:p>0,010592</text:p>
          </table:table-cell>
          <table:table-cell table:style-name="ce60" table:formula="of:=[.AD20]*[.$G20]" office:value-type="float" office:value="0.0102453255462924">
            <text:p>0,010245</text:p>
          </table:table-cell>
          <table:table-cell table:style-name="ce60" table:formula="of:=[.AE20]*[.$G20]" office:value-type="float" office:value="0.0105923800231226">
            <text:p>0,010592</text:p>
          </table:table-cell>
          <table:table-cell table:style-name="ce4" table:number-columns-repeated="975"/>
          <table:table-cell table:number-columns-repeated="18"/>
        </table:table-row>
        <table:table-row table:style-name="ro2">
          <table:table-cell table:style-name="ce5" office:value-type="string">
            <text:p>Social inequality</text:p>
          </table:table-cell>
          <table:table-cell table:style-name="ce5" table:number-columns-repeated="3"/>
          <table:table-cell table:style-name="ce11"/>
          <table:table-cell table:style-name="ce17"/>
          <table:table-cell table:style-name="ce23"/>
          <table:table-cell table:style-name="ce34"/>
          <table:table-cell table:style-name="ce5" office:value-type="float" office:value="2002">
            <text:p>2002</text:p>
          </table:table-cell>
          <table:table-cell table:style-name="ce5" office:value-type="float" office:value="2008">
            <text:p>2008</text:p>
          </table:table-cell>
          <table:table-cell table:style-name="ce61" table:number-columns-repeated="4"/>
          <table:table-cell table:style-name="ce66"/>
          <table:table-cell table:style-name="ce61" table:number-columns-repeated="4"/>
          <table:table-cell/>
          <table:table-cell table:style-name="ce5" table:number-columns-repeated="3"/>
          <table:table-cell table:style-name="ce11"/>
          <table:table-cell table:style-name="ce5" table:number-columns-repeated="981"/>
          <table:table-cell table:number-columns-repeated="19"/>
        </table:table-row>
        <table:table-row table:style-name="ro2">
          <table:table-cell office:value-type="string">
            <text:p>selon distribution des 18 categ dans les baromètres santé</text:p>
          </table:table-cell>
          <table:table-cell table:number-columns-repeated="5"/>
          <table:table-cell table:style-name="ce13"/>
          <table:table-cell table:style-name="ce36"/>
          <table:table-cell table:style-name="ce50" table:formula="of:=SUM([.I23];[.I26];[.I29];[.I32];[.I35];[.I38])/SUM([.I3:.I20])" office:value-type="float" office:value="1.38256649230414">
            <text:p>1,3825664923</text:p>
          </table:table-cell>
          <table:table-cell table:style-name="ce50" table:formula="of:=SUM([.J23];[.J26];[.J29];[.J32];[.J35];[.J38])/SUM([.J3:.J20])" office:value-type="float" office:value="1.90581592041172">
            <text:p>1,9058159204</text:p>
          </table:table-cell>
          <table:table-cell table:number-columns-repeated="2"/>
          <table:table-cell table:style-name="ce59" table:number-columns-repeated="2"/>
          <table:table-cell table:style-name="ce67"/>
          <table:table-cell table:style-name="ce59" table:number-columns-repeated="4"/>
          <table:table-cell table:number-columns-repeated="1005"/>
        </table:table-row>
        <table:table-row table:style-name="ro4">
          <table:table-cell table:style-name="ce6" office:value-type="string">
            <text:p>selon distrib des 18 categ dans la pop. Synthétique</text:p>
          </table:table-cell>
          <table:table-cell table:style-name="ce6" table:number-columns-repeated="3"/>
          <table:table-cell table:style-name="ce12"/>
          <table:table-cell table:style-name="ce13" table:number-columns-repeated="2"/>
          <table:table-cell table:style-name="ce36"/>
          <table:table-cell table:style-name="ce51" table:formula="of:=[.I24]+[.I27]+[.I30]+[.I33]+[.I36]+[.I39]" office:value-type="float" office:value="1.40751211833166">
            <text:p>1,4075121183</text:p>
          </table:table-cell>
          <table:table-cell table:style-name="ce51" table:formula="of:=[.J24]+[.J27]+[.J30]+[.J33]+[.J36]+[.J39]" office:value-type="float" office:value="1.8947598740456">
            <text:p>1,8947598740</text:p>
          </table:table-cell>
          <table:table-cell table:style-name="ce62" table:number-columns-repeated="4"/>
          <table:table-cell table:style-name="ce68"/>
          <table:table-cell table:style-name="ce62" table:number-columns-repeated="4"/>
          <table:table-cell/>
          <table:table-cell table:style-name="ce6" table:number-columns-repeated="3"/>
          <table:table-cell table:style-name="ce12"/>
          <table:table-cell table:style-name="ce6" table:number-columns-repeated="981"/>
          <table:table-cell table:number-columns-repeated="19"/>
        </table:table-row>
        <table:table-row table:style-name="ro3">
          <table:table-cell table:number-columns-repeated="12"/>
          <table:table-cell table:style-name="ce59" table:number-columns-repeated="2"/>
          <table:table-cell table:style-name="ce67"/>
          <table:table-cell table:style-name="ce59" table:number-columns-repeated="4"/>
          <table:table-cell table:number-columns-repeated="1005"/>
        </table:table-row>
        <table:table-row table:style-name="ro3">
          <table:table-cell table:style-name="ce5" office:value-type="string">
            <text:p>Total pondéré</text:p>
          </table:table-cell>
          <table:table-cell table:style-name="ce5" table:number-columns-repeated="3"/>
          <table:table-cell table:style-name="ce11"/>
          <table:table-cell table:style-name="ce17" table:number-columns-repeated="2"/>
          <table:table-cell table:style-name="ce41"/>
          <table:table-cell table:style-name="ce5" office:value-type="float" office:value="1.40751211833166">
            <text:p>1,4075121183</text:p>
          </table:table-cell>
          <table:table-cell table:style-name="ce5" office:value-type="float" office:value="1.8947598740456">
            <text:p>1,894759874</text:p>
          </table:table-cell>
          <table:table-cell table:style-name="ce5" table:number-columns-repeated="4"/>
          <table:table-cell table:style-name="ce11"/>
          <table:table-cell table:style-name="ce5" table:number-columns-repeated="4"/>
          <table:table-cell/>
          <table:table-cell table:style-name="ce5" table:number-columns-repeated="3"/>
          <table:table-cell table:style-name="ce11"/>
          <table:table-cell table:style-name="ce5" table:number-columns-repeated="981"/>
          <table:table-cell table:number-columns-repeated="19"/>
        </table:table-row>
        <table:table-row table:style-name="ro2">
          <table:table-cell office:value-type="string">
            <text:p>selon distribution des 18 categ dans les baromètres santé</text:p>
          </table:table-cell>
          <table:table-cell table:style-name="ce5" table:number-columns-repeated="3"/>
          <table:table-cell table:style-name="ce11"/>
          <table:table-cell table:style-name="ce17" table:number-columns-repeated="2"/>
          <table:table-cell table:style-name="ce41"/>
          <table:table-cell table:style-name="ce5" table:number-columns-repeated="2"/>
          <table:table-cell table:formula="of:=[.K3]*[.I3]/[.I21]+[.K4]*[.I4]/[.I21]+[.K5]*[.I5]/[.I21]+[.K6]*[.I6]/[.I21]+[.K7]*[.I7]/[.I21]+[.K8]*[.I8]/[.I21]+[.K9]*[.I9]/[.I21]+[.K10]*[.I10]/[.I21]+[.K11]*[.I11]/[.I21]+[.K12]*[.I12]/[.I21]+[.K13]*[.I13]/[.I21]+[.K14]*[.I14]/[.I21]+[.K15]*[.I15]/[.I21]+[.K16]*[.I16]/[.I21]+[.K17]*[.I17]/[.I21]+[.K18]*[.I18]/[.I21]+[.K19]*[.I19]/[.I21]+[.K20]*[.I20]/[.I21]" office:value-type="float" office:value="0.106393129770992">
            <text:p>0,106393</text:p>
          </table:table-cell>
          <table:table-cell table:formula="of:=[.L3]*[.J3]/[.J21]+[.L4]*[.J4]/[.J21]+[.L5]*[.J5]/[.J21]+[.L6]*[.J6]/[.J21]+[.L7]*[.J7]/[.J21]+[.L8]*[.J8]/[.J21]+[.L9]*[.J9]/[.J21]+[.L10]*[.J10]/[.J21]+[.L11]*[.J11]/[.J21]+[.L12]*[.J12]/[.J21]+[.L13]*[.J13]/[.J21]+[.L14]*[.J14]/[.J21]+[.L15]*[.J15]/[.J21]+[.L16]*[.J16]/[.J21]+[.L17]*[.J17]/[.J21]+[.L18]*[.J18]/[.J21]+[.L19]*[.J19]/[.J21]+[.L20]*[.J20]/[.J21]" office:value-type="float" office:value="0.120157384987893">
            <text:p>0,120157</text:p>
          </table:table-cell>
          <table:table-cell table:style-name="ce59" table:number-columns-repeated="2"/>
          <table:table-cell table:style-name="ce67"/>
          <table:table-cell table:style-name="ce59" table:number-columns-repeated="4"/>
          <table:table-cell/>
          <table:table-cell table:style-name="ce5" table:number-columns-repeated="3"/>
          <table:table-cell table:style-name="ce11"/>
          <table:table-cell table:style-name="ce5" table:number-columns-repeated="981"/>
          <table:table-cell table:number-columns-repeated="19"/>
        </table:table-row>
        <table:table-row table:style-name="ro4">
          <table:table-cell table:style-name="ce6" office:value-type="string">
            <text:p>selon distrib des 18 categ dans la pop. Synthétique</text:p>
          </table:table-cell>
          <table:table-cell table:style-name="ce6" table:number-columns-repeated="3"/>
          <table:table-cell table:style-name="ce12"/>
          <table:table-cell table:style-name="ce13" table:number-columns-repeated="2"/>
          <table:table-cell table:style-name="ce36"/>
          <table:table-cell table:style-name="ce6" table:number-columns-repeated="2"/>
          <table:table-cell table:style-name="ce63" table:formula="of:=SUM([.K23:.K40])" office:value-type="float" office:value="0.0956804414886722">
            <text:p>0,095680</text:p>
          </table:table-cell>
          <table:table-cell table:style-name="ce63" table:formula="of:=SUM([.L23:.L40])" office:value-type="float" office:value="0.120514046171124">
            <text:p>0,120514</text:p>
          </table:table-cell>
          <table:table-cell table:style-name="ce63" table:formula="of:=SUM([.M23:.M40])" office:value-type="float" office:value="0.748057641779604">
            <text:p>0,748058</text:p>
          </table:table-cell>
          <table:table-cell table:style-name="ce63" table:formula="of:=SUM([.N23:.N40])" office:value-type="float" office:value="0.591276154674082">
            <text:p>0,591276</text:p>
          </table:table-cell>
          <table:table-cell table:style-name="ce69"/>
          <table:table-cell table:style-name="ce63" table:formula="of:=SUM([.P23:.P40])" office:value-type="float" office:value="0.657229607726195">
            <text:p>0,657230</text:p>
          </table:table-cell>
          <table:table-cell table:style-name="ce63" table:formula="of:=SUM([.Q23:.Q40])" office:value-type="float" office:value="0.582017917257801">
            <text:p>0,582018</text:p>
          </table:table-cell>
          <table:table-cell table:style-name="ce63" table:formula="of:=SUM([.R23:.R40])" office:value-type="float" office:value="0.651637137955127">
            <text:p>0,651637</text:p>
          </table:table-cell>
          <table:table-cell table:style-name="ce63" table:formula="of:=SUM([.S23:.S40])" office:value-type="float" office:value="0.56998346720922">
            <text:p>0,569983</text:p>
          </table:table-cell>
          <table:table-cell/>
          <table:table-cell table:style-name="ce63"/>
          <table:table-cell table:style-name="ce63" table:formula="of:=SUM([.V23:.V40])" office:value-type="float" office:value="0.78188246687326">
            <text:p>0,781882</text:p>
          </table:table-cell>
          <table:table-cell table:style-name="ce63" table:formula="of:=SUM([.W23:.W40])" office:value-type="float" office:value="0.540047593969808">
            <text:p>0,540048</text:p>
          </table:table-cell>
          <table:table-cell table:style-name="ce69"/>
          <table:table-cell table:style-name="ce63" table:formula="of:=SUM([.Y23:.Y40])" office:value-type="float" office:value="0.0956048297060814">
            <text:p>0,095605</text:p>
          </table:table-cell>
          <table:table-cell table:style-name="ce63" table:formula="of:=SUM([.Z23:.Z40])" office:value-type="float" office:value="0.461481204429247">
            <text:p>0,461481</text:p>
          </table:table-cell>
          <table:table-cell table:style-name="ce63" table:formula="of:=SUM([.AA23:.AA40])" office:value-type="float" office:value="0.437100469508884">
            <text:p>0,437100</text:p>
          </table:table-cell>
          <table:table-cell table:style-name="ce63" table:formula="of:=SUM([.AB23:.AB40])" office:value-type="float" office:value="0.543468359599033">
            <text:p>0,543468</text:p>
          </table:table-cell>
          <table:table-cell table:style-name="ce63" table:formula="of:=SUM([.AC23:.AC40])" office:value-type="float" office:value="0.537881679111844">
            <text:p>0,537882</text:p>
          </table:table-cell>
          <table:table-cell table:style-name="ce63" table:formula="of:=SUM([.AD23:.AD40])" office:value-type="float" office:value="0.452708491446345">
            <text:p>0,452708</text:p>
          </table:table-cell>
          <table:table-cell table:style-name="ce63" table:formula="of:=SUM([.AE23:.AE40])" office:value-type="float" office:value="0.432550844502177">
            <text:p>0,432551</text:p>
          </table:table-cell>
          <table:table-cell table:style-name="ce6" table:number-columns-repeated="974"/>
          <table:table-cell table:number-columns-repeated="1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5"/>
          <table:table-cell office:value-type="float" office:value="0.657229607726195">
            <text:p>0,6572296077</text:p>
          </table:table-cell>
          <table:table-cell office:value-type="float" office:value="0.582017917257801">
            <text:p>0,5820179173</text:p>
          </table:table-cell>
          <table:table-cell table:number-columns-repeated="7"/>
          <table:table-cell table:style-name="Default"/>
          <table:table-cell table:number-columns-repeated="4"/>
          <table:table-cell table:style-name="ce63"/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19"/>
          <table:table-cell table:number-columns-repeated="1018"/>
        </table:table-row>
        <table:table-row table:style-name="ro3">
          <table:table-cell table:number-columns-repeated="5"/>
          <table:table-cell table:style-name="ce20"/>
          <table:table-cell table:style-name="ce29"/>
          <table:table-cell table:style-name="ce42"/>
          <table:table-cell table:style-name="ce32" table:number-columns-repeated="4"/>
          <table:table-cell table:number-columns-repeated="1012"/>
        </table:table-row>
        <table:table-row table:style-name="ro5">
          <table:table-cell table:number-columns-repeated="5"/>
          <table:table-cell table:style-name="ce1"/>
          <table:table-cell table:style-name="ce21"/>
          <table:table-cell table:style-name="ce43"/>
          <table:table-cell table:style-name="ce32" table:number-columns-repeated="4"/>
          <table:table-cell table:number-columns-repeated="1012"/>
        </table:table-row>
        <table:table-row table:style-name="ro3" table:number-rows-repeated="3">
          <table:table-cell table:number-columns-repeated="5"/>
          <table:table-cell table:style-name="ce21"/>
          <table:table-cell table:style-name="ce30"/>
          <table:table-cell table:style-name="ce44"/>
          <table:table-cell table:style-name="ce52"/>
          <table:table-cell table:style-name="ce55"/>
          <table:table-cell table:style-name="ce20"/>
          <table:table-cell table:style-name="ce55"/>
          <table:table-cell table:number-columns-repeated="1012"/>
        </table:table-row>
        <table:table-row table:style-name="ro3">
          <table:table-cell table:number-columns-repeated="6"/>
          <table:table-cell table:style-name="ce5"/>
          <table:table-cell table:style-name="ce11"/>
          <table:table-cell table:style-name="ce53"/>
          <table:table-cell table:style-name="ce56"/>
          <table:table-cell table:style-name="ce53"/>
          <table:table-cell table:style-name="ce56"/>
          <table:table-cell table:number-columns-repeated="1012"/>
        </table:table-row>
        <table:table-row table:style-name="ro3">
          <table:table-cell table:number-columns-repeated="6"/>
          <table:table-cell table:style-name="ce31"/>
          <table:table-cell table:style-name="ce45"/>
          <table:table-cell table:style-name="ce54"/>
          <table:table-cell table:number-columns-repeated="101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ce1" table:number-columns-spanned="1" table:number-rows-spanned="2"/>
          <table:table-cell table:style-name="ce9"/>
          <table:table-cell table:number-columns-spanned="1" table:number-rows-spanned="2"/>
          <table:table-cell table:number-columns-spanned="1" table:number-rows-spanned="2"/>
          <table:table-cell table:style-name="ce1" table:number-columns-spanned="2" table:number-rows-spanned="1"/>
          <table:covered-table-cell/>
          <table:table-cell table:number-columns-repeated="1012"/>
        </table:table-row>
        <table:table-row table:style-name="ro3">
          <table:table-cell table:number-columns-repeated="6"/>
          <table:covered-table-cell/>
          <table:table-cell/>
          <table:covered-table-cell table:number-columns-repeated="2"/>
          <table:table-cell table:style-name="ce32" table:number-columns-repeated="2"/>
          <table:table-cell table:number-columns-repeated="1012"/>
        </table:table-row>
        <table:table-row table:style-name="ro3" table:number-rows-repeated="7">
          <table:table-cell table:number-columns-repeated="6"/>
          <table:table-cell table:style-name="ce32"/>
          <table:table-cell table:style-name="ce46"/>
          <table:table-cell table:style-name="ce21" table:number-columns-repeated="4"/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9"/>
          <table:table-cell table:style-name="ce57"/>
          <table:table-cell table:number-columns-repeated="1014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number-style style:name="N106">
      <number:number number:decimal-places="6" number:min-integer-digits="1"/>
    </number:number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4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5" number:min-integer-digits="1"/>
    </number:number-style>
    <number:percentage-style style:name="N111">
      <number:number number:decimal-places="2" number:min-integer-digits="1"/>
      <number:text> %</number:text>
    </number:percentage-style>
    <number:percentage-style style:name="N112">
      <number:number number:decimal-places="4" number:min-integer-digits="1"/>
      <number:text>%</number:text>
    </number:percentage-style>
    <number:percentage-style style:name="N113">
      <number:number number:decimal-places="1" number:min-integer-digits="1"/>
      <number:text>%</number:text>
    </number:percentage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text> </number:text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number:min-integer-digits="1" number:grouping="true"/>
      <number:text>    </number:text>
    </number:number-style>
    <number:number-style style:name="N149P2" style:volatile="true">
      <number:text> -</number:text>
      <number:number number: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scientific-number number:decimal-places="1" number:min-integer-digits="3" number:min-exponent-digits="1"/>
    </number:number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date-style style:name="N8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9" number:language="fr" number:country="FR">
      <number:day number:style="long"/>
      <number:text>-</number:text>
      <number:month number:textual="true"/>
    </number:date-style>
    <number:date-style style:name="N8110" number:language="fr" number:country="FR">
      <number:month number:textual="true"/>
      <number:text>-</number:text>
      <number:year/>
    </number:date-style>
    <number:time-style style:name="N8111" number:language="fr" number:country="FR">
      <number:hours/>
      <number:text>:</number:text>
      <number:minutes number:style="long"/>
      <number:text> </number:text>
      <number:am-pm/>
    </number:time-style>
    <number:time-style style:name="N8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fr" number:country="FR">
      <number:number number:decimal-places="0" number:min-integer-digits="1" number:grouping="true"/>
      <number:text>   </number:text>
    </number:number-style>
    <number:number-style style:name="N8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fr" number:country="FR">
      <number:number number:decimal-places="0" number:min-integer-digits="1" number:grouping="true"/>
      <number:text> €</number:text>
    </number:number-style>
    <number:number-style style:name="N8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1P0"/>
    </number:number-style>
    <number:number-style style:name="N8122P0" style:volatile="true" number:language="fr" number:country="FR">
      <number:number number:decimal-places="0" number:min-integer-digits="1" number:grouping="true"/>
      <number:text> €</number:text>
    </number:number-style>
    <number:number-style style:name="N8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2P0"/>
    </number:number-style>
    <number:number-style style:name="N8124P0" style:volatile="true" number:language="fr" number:country="FR">
      <number:number number:decimal-places="2" number:min-integer-digits="1" number:grouping="true"/>
      <number:text> €</number:text>
    </number:number-style>
    <number:number-style style:name="N8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4P0"/>
    </number:number-style>
    <number:number-style style:name="N8125P0" style:volatile="true" number:language="fr" number:country="FR">
      <number:number number:decimal-places="2" number:min-integer-digits="1" number:grouping="true"/>
      <number:text> €</number:text>
    </number:number-style>
    <number:number-style style:name="N8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5P0"/>
    </number:number-style>
    <number:number-style style:name="N8126P0" style:volatile="true" number:language="fr" number:country="FR">
      <number:number number:decimal-places="0" number:min-integer-digits="1" number:grouping="true"/>
      <number:text>   </number:text>
    </number:number-style>
    <number:number-style style:name="N812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26P0"/>
    </number:number-style>
    <number:number-style style:name="N8127P0" style:volatile="true" number:language="fr" number:country="FR">
      <number:number number:decimal-places="0" number:min-integer-digits="1" number:grouping="true"/>
      <number:text>   </number:text>
    </number:number-style>
    <number:number-style style:name="N812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fr" number:country="FR">
      <number:number number:decimal-places="2" number:min-integer-digits="1" number:grouping="true"/>
      <number:text>   </number:text>
    </number:number-style>
    <number:number-style style:name="N812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29P0" style:volatile="true" number:language="fr" number:country="FR">
      <number:number number:decimal-places="2" number:min-integer-digits="1" number:grouping="true"/>
      <number:text>   </number:text>
    </number:number-style>
    <number:number-style style:name="N812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9P0"/>
    </number:number-style>
    <number:number-style style:name="N8130P0" style:volatile="true" number:language="fr" number:country="FR">
      <number:number number:decimal-places="0" number:min-integer-digits="1" number:grouping="true"/>
      <number:text> €</number:text>
    </number:number-style>
    <number:number-style style:name="N8130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fr" number:country="FR">
      <number:number number:decimal-places="0" number:min-integer-digits="1" number:grouping="true"/>
      <number:text> €</number:text>
    </number:number-style>
    <number:number-style style:name="N8131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31P0"/>
    </number:number-style>
    <number:number-style style:name="N8132P0" style:volatile="true" number:language="fr" number:country="FR">
      <number:number number:decimal-places="2" number:min-integer-digits="1" number:grouping="true"/>
      <number:text> €</number:text>
    </number:number-style>
    <number:number-style style:name="N813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32P0"/>
    </number:number-style>
    <number:number-style style:name="N8133P0" style:volatile="true" number:language="fr" number:country="FR">
      <number:number number:decimal-places="2" number:min-integer-digits="1" number:grouping="true"/>
      <number:text> €</number:text>
    </number:number-style>
    <number:number-style style:name="N813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3P0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5f_BuiltIn_5f_20_a0__25__20_-_20_Accent1" style:display-name="Excel_BuiltIn_20 % - Accent1" style:family="table-cell" style:parent-style-name="Default" style:data-style-name="N0">
      <style:table-cell-properties fo:background-color="#ccccff" style:vertical-align="automatic"/>
    </style:style>
    <style:style style:name="Excel_5f_BuiltIn_5f_Percent" style:display-name="Excel_BuiltIn_Percent" style:family="table-cell" style:parent-style-name="Default" style:data-style-name="N10">
      <style:table-cell-properties fo:background-color="transparent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Pourcentage" style:family="table-cell" style:parent-style-name="Default" style:data-style-name="N10"/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xcel_5f_BuiltIn_5f_20_a0__25__20_-_20_Accent2" style:display-name="Excel_BuiltIn_2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itre_a0_1" style:display-name="Excel_BuiltIn_Titre 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2">02/08/2024</text:date>, <text:time>01:2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ValueOpinion2002_5f_bycateg_5f_conso_5f_" style:display-name="PageStyle_ValueOpinion2002_bycateg_conso_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lueOpinion2002_5f_bycateg_5f_conso_5f__20_1" style:display-name="PageStyle_ValueOpinion2002_bycateg_conso_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date>2024-08-02T01:23:39.28</dc:date>
    <meta:editing-cycles>28</meta:editing-cycles>
    <meta:editing-duration>PT2H49M51S</meta:editing-duration>
    <meta:document-statistic meta:table-count="1" meta:cell-count="873" meta:object-count="0"/>
  </office:meta>
</office:document-meta>
</file>